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icrosoft JhengHei" style:font-name-asian="Microsoft JhengHei" style:font-name-complex="Microsoft JhengHei"/>
    </style:style>
    <style:style style:name="ce6" style:family="table-cell" style:parent-style-name="Default" style:data-style-name="N1">
      <style:table-cell-properties fo:border="thin solid #000000"/>
    </style:style>
    <style:style style:name="ce7" style:family="table-cell" style:parent-style-name="Default" style:data-style-name="N1">
      <style:table-cell-properties fo:border="thin solid #000000" style:vertical-align="top" style:repeat-content="false"/>
      <style:paragraph-properties fo:text-align="start" fo:margin-left="0cm"/>
    </style:style>
    <style:style style:name="ce8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2.61055555555556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46944444444444cm" style:use-optimal-column-width="true"/>
    </style:style>
    <style:style style:name="co6" style:family="table-column">
      <style:table-column-properties fo:break-before="auto" style:column-width="1.65805555555556cm"/>
    </style:style>
    <style:style style:name="co7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8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style-name="ce6">
            <text:p>Demand</text:p>
          </table:table-cell>
          <table:table-cell office:value-type="string" table:style-name="ce3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2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圓⼭⼤飯店</text:p>
          </table:table-cell>
          <table:table-cell office:value-type="string" table:style-name="ce4">
            <text:p>Taipei</text:p>
          </table:table-cell>
          <table:table-cell office:value-type="float" office:value="500" table:style-name="ce4">
            <text:p>500</text:p>
          </table:table-cell>
          <table:table-cell office:value-type="float" office:value="4346" table:style-name="ce7">
            <text:p>4346</text:p>
          </table:table-cell>
          <table:table-cell office:value-type="string" table:style-name="ce4">
            <text:p><text:span text:style-name="T1">28.97%</text:span></text:p>
          </table:table-cell>
          <table:table-cell office:value-type="float" office:value="2606" table:style-name="ce4">
            <text:p>2606</text:p>
          </table:table-cell>
          <table:table-cell office:value-type="float" office:value="11324332" table:style-name="ce4">
            <text:p>11324332</text:p>
          </table:table-cell>
          <table:table-cell office:value-type="float" office:value="38593239" table:style-name="ce4">
            <text:p>38593239</text:p>
          </table:table-cell>
          <table:table-cell office:value-type="float" office:value="61459524" table:style-name="ce1">
            <text:p>6145952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華國⼤飯店</text:span></text:p>
          </table:table-cell>
          <table:table-cell office:value-type="string" table:style-name="ce4">
            <text:p>Taipei</text:p>
          </table:table-cell>
          <table:table-cell office:value-type="float" office:value="326" table:style-name="ce4">
            <text:p>326</text:p>
          </table:table-cell>
          <table:table-cell office:value-type="float" office:value="1355" table:style-name="ce7">
            <text:p>1355</text:p>
          </table:table-cell>
          <table:table-cell office:value-type="string" table:style-name="ce4">
            <text:p><text:span text:style-name="T1">13.85%</text:span></text:p>
          </table:table-cell>
          <table:table-cell office:value-type="float" office:value="1823" table:style-name="ce4">
            <text:p>1823</text:p>
          </table:table-cell>
          <table:table-cell office:value-type="float" office:value="2469773" table:style-name="ce4">
            <text:p>2469773</text:p>
          </table:table-cell>
          <table:table-cell office:value-type="float" office:value="13413708" table:style-name="ce4">
            <text:p>13413708</text:p>
          </table:table-cell>
          <table:table-cell office:value-type="float" office:value="16882436" table:style-name="ce1">
            <text:p>1688243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華泰王⼦⼤飯店</text:span></text:p>
          </table:table-cell>
          <table:table-cell office:value-type="string" table:style-name="ce4">
            <text:p>Taipei</text:p>
          </table:table-cell>
          <table:table-cell office:value-type="float" office:value="220" table:style-name="ce4">
            <text:p>220</text:p>
          </table:table-cell>
          <table:table-cell office:value-type="float" office:value="1040" table:style-name="ce7">
            <text:p>1040</text:p>
          </table:table-cell>
          <table:table-cell office:value-type="string" table:style-name="ce4">
            <text:p><text:span text:style-name="T1">15.76%</text:span></text:p>
          </table:table-cell>
          <table:table-cell office:value-type="float" office:value="1212" table:style-name="ce4">
            <text:p>1212</text:p>
          </table:table-cell>
          <table:table-cell office:value-type="float" office:value="1260439" table:style-name="ce4">
            <text:p>1260439</text:p>
          </table:table-cell>
          <table:table-cell office:value-type="float" office:value="8707707" table:style-name="ce4">
            <text:p>8707707</text:p>
          </table:table-cell>
          <table:table-cell office:value-type="float" office:value="10688801" table:style-name="ce1">
            <text:p>1068880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豪景⼤酒店</text:span></text:p>
          </table:table-cell>
          <table:table-cell office:value-type="string" table:style-name="ce4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19" table:style-name="ce7">
            <text:p>19</text:p>
          </table:table-cell>
          <table:table-cell office:value-type="string" table:style-name="ce4">
            <text:p><text:span text:style-name="T1">0.30%</text:span></text:p>
          </table:table-cell>
          <table:table-cell office:value-type="float" office:value="2140" table:style-name="ce4">
            <text:p>2140</text:p>
          </table:table-cell>
          <table:table-cell office:value-type="float" office:value="40654" table:style-name="ce4">
            <text:p>40654</text:p>
          </table:table-cell>
          <table:table-cell office:value-type="float" office:value="0" table:style-name="ce4">
            <text:p>0</text:p>
          </table:table-cell>
          <table:table-cell office:value-type="float" office:value="327658" table:style-name="ce1">
            <text:p>3276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國王⼤飯店</text:span></text:p>
          </table:table-cell>
          <table:table-cell office:value-type="string" table:style-name="ce4">
            <text:p>Taipei</text:p>
          </table:table-cell>
          <table:table-cell office:value-type="float" office:value="97" table:style-name="ce4">
            <text:p>97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<text:span text:style-name="T1">0.69%</text:span></text:p>
          </table:table-cell>
          <table:table-cell office:value-type="float" office:value="2483" table:style-name="ce4">
            <text:p>2483</text:p>
          </table:table-cell>
          <table:table-cell office:value-type="float" office:value="49661" table:style-name="ce4">
            <text:p>49661</text:p>
          </table:table-cell>
          <table:table-cell office:value-type="float" office:value="144303" table:style-name="ce4">
            <text:p>144303</text:p>
          </table:table-cell>
          <table:table-cell office:value-type="float" office:value="240392" table:style-name="ce1">
            <text:p>24039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mperor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國賓⼤飯店</text:span></text:p>
          </table:table-cell>
          <table:table-cell office:value-type="string" table:style-name="ce4">
            <text:p>Taipei</text:p>
          </table:table-cell>
          <table:table-cell office:value-type="float" office:value="422" table:style-name="ce4">
            <text:p>422</text:p>
          </table:table-cell>
          <table:table-cell office:value-type="float" office:value="2246" table:style-name="ce7">
            <text:p>2246</text:p>
          </table:table-cell>
          <table:table-cell office:value-type="string" table:style-name="ce4">
            <text:p><text:span text:style-name="T1">17.74%</text:span></text:p>
          </table:table-cell>
          <table:table-cell office:value-type="float" office:value="1730" table:style-name="ce4">
            <text:p>1730</text:p>
          </table:table-cell>
          <table:table-cell office:value-type="float" office:value="3886367" table:style-name="ce4">
            <text:p>3886367</text:p>
          </table:table-cell>
          <table:table-cell office:value-type="float" office:value="63608086" table:style-name="ce4">
            <text:p>63608086</text:p>
          </table:table-cell>
          <table:table-cell office:value-type="float" office:value="71678195" table:style-name="ce1">
            <text:p>7167819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康華⼤飯店</text:span></text:p>
          </table:table-cell>
          <table:table-cell office:value-type="string" table:style-name="ce4">
            <text:p>Taipei</text:p>
          </table:table-cell>
          <table:table-cell office:value-type="float" office:value="215" table:style-name="ce4">
            <text:p>215</text:p>
          </table:table-cell>
          <table:table-cell office:value-type="float" office:value="289" table:style-name="ce7">
            <text:p>289</text:p>
          </table:table-cell>
          <table:table-cell office:value-type="string" table:style-name="ce4">
            <text:p><text:span text:style-name="T1">4.48%</text:span></text:p>
          </table:table-cell>
          <table:table-cell office:value-type="float" office:value="1579" table:style-name="ce4">
            <text:p>1579</text:p>
          </table:table-cell>
          <table:table-cell office:value-type="float" office:value="456303" table:style-name="ce4">
            <text:p>456303</text:p>
          </table:table-cell>
          <table:table-cell office:value-type="float" office:value="5481051" table:style-name="ce4">
            <text:p>5481051</text:p>
          </table:table-cell>
          <table:table-cell office:value-type="float" office:value="6234393" table:style-name="ce1">
            <text:p>623439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凱撒⼤飯店</text:span></text:p>
          </table:table-cell>
          <table:table-cell office:value-type="string" table:style-name="ce4">
            <text:p>Taipei</text:p>
          </table:table-cell>
          <table:table-cell office:value-type="float" office:value="478" table:style-name="ce4">
            <text:p>478</text:p>
          </table:table-cell>
          <table:table-cell office:value-type="float" office:value="3430" table:style-name="ce7">
            <text:p>3430</text:p>
          </table:table-cell>
          <table:table-cell office:value-type="string" table:style-name="ce4">
            <text:p><text:span text:style-name="T1">23.92%</text:span></text:p>
          </table:table-cell>
          <table:table-cell office:value-type="float" office:value="1736" table:style-name="ce4">
            <text:p>1736</text:p>
          </table:table-cell>
          <table:table-cell office:value-type="float" office:value="5953633" table:style-name="ce4">
            <text:p>5953633</text:p>
          </table:table-cell>
          <table:table-cell office:value-type="float" office:value="12658621" table:style-name="ce4">
            <text:p>12658621</text:p>
          </table:table-cell>
          <table:table-cell office:value-type="float" office:value="23143769" table:style-name="ce1">
            <text:p>231437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兄弟⼤飯店</text:span></text:p>
          </table:table-cell>
          <table:table-cell office:value-type="string" table:style-name="ce4">
            <text:p>Taipei</text:p>
          </table:table-cell>
          <table:table-cell office:value-type="float" office:value="250" table:style-name="ce4">
            <text:p>250</text:p>
          </table:table-cell>
          <table:table-cell office:value-type="float" office:value="545" table:style-name="ce7">
            <text:p>545</text:p>
          </table:table-cell>
          <table:table-cell office:value-type="string" table:style-name="ce4">
            <text:p><text:span text:style-name="T1">7.27%</text:span></text:p>
          </table:table-cell>
          <table:table-cell office:value-type="float" office:value="2926" table:style-name="ce4">
            <text:p>2926</text:p>
          </table:table-cell>
          <table:table-cell office:value-type="float" office:value="1594597" table:style-name="ce4">
            <text:p>1594597</text:p>
          </table:table-cell>
          <table:table-cell office:value-type="float" office:value="33086587" table:style-name="ce4">
            <text:p>33086587</text:p>
          </table:table-cell>
          <table:table-cell office:value-type="float" office:value="38371690" table:style-name="ce1">
            <text:p>383716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Brother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三德⼤飯店</text:span></text:p>
          </table:table-cell>
          <table:table-cell office:value-type="string" table:style-name="ce4">
            <text:p>Taipei</text:p>
          </table:table-cell>
          <table:table-cell office:value-type="float" office:value="287" table:style-name="ce4">
            <text:p>287</text:p>
          </table:table-cell>
          <table:table-cell office:value-type="float" office:value="2162" table:style-name="ce7">
            <text:p>2162</text:p>
          </table:table-cell>
          <table:table-cell office:value-type="string" table:style-name="ce4">
            <text:p><text:span text:style-name="T1">25.11%</text:span></text:p>
          </table:table-cell>
          <table:table-cell office:value-type="float" office:value="1022" table:style-name="ce4">
            <text:p>1022</text:p>
          </table:table-cell>
          <table:table-cell office:value-type="float" office:value="2210096" table:style-name="ce4">
            <text:p>2210096</text:p>
          </table:table-cell>
          <table:table-cell office:value-type="float" office:value="203877" table:style-name="ce4">
            <text:p>203877</text:p>
          </table:table-cell>
          <table:table-cell office:value-type="float" office:value="6400442" table:style-name="ce1">
            <text:p>640044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antos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亞都麗緻⼤飯店</text:span></text:p>
          </table:table-cell>
          <table:table-cell office:value-type="string" table:style-name="ce4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1173" table:style-name="ce7">
            <text:p>1173</text:p>
          </table:table-cell>
          <table:table-cell office:value-type="string" table:style-name="ce4">
            <text:p><text:span text:style-name="T1">18.71%</text:span></text:p>
          </table:table-cell>
          <table:table-cell office:value-type="float" office:value="3046" table:style-name="ce4">
            <text:p>3046</text:p>
          </table:table-cell>
          <table:table-cell office:value-type="float" office:value="3572980" table:style-name="ce4">
            <text:p>3572980</text:p>
          </table:table-cell>
          <table:table-cell office:value-type="float" office:value="8486471" table:style-name="ce4">
            <text:p>8486471</text:p>
          </table:table-cell>
          <table:table-cell office:value-type="float" office:value="15635392" table:style-name="ce1">
            <text:p>1563539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國聯⼤飯店</text:span></text:p>
          </table:table-cell>
          <table:table-cell office:value-type="string" table:style-name="ce4">
            <text:p>Taipei</text:p>
          </table:table-cell>
          <table:table-cell office:value-type="float" office:value="243" table:style-name="ce4">
            <text:p>243</text:p>
          </table:table-cell>
          <table:table-cell office:value-type="float" office:value="3361" table:style-name="ce7">
            <text:p>3361</text:p>
          </table:table-cell>
          <table:table-cell office:value-type="string" table:style-name="ce4">
            <text:p><text:span text:style-name="T1">46.10%</text:span></text:p>
          </table:table-cell>
          <table:table-cell office:value-type="float" office:value="780" table:style-name="ce4">
            <text:p>780</text:p>
          </table:table-cell>
          <table:table-cell office:value-type="float" office:value="2620636" table:style-name="ce4">
            <text:p>2620636</text:p>
          </table:table-cell>
          <table:table-cell office:value-type="float" office:value="454289" table:style-name="ce4">
            <text:p>454289</text:p>
          </table:table-cell>
          <table:table-cell office:value-type="float" office:value="3399992" table:style-name="ce1">
            <text:p>339999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United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寒舍喜來登⼤飯店</text:span></text:p>
          </table:table-cell>
          <table:table-cell office:value-type="string" table:style-name="ce4">
            <text:p>Taipei</text:p>
          </table:table-cell>
          <table:table-cell office:value-type="float" office:value="688" table:style-name="ce4">
            <text:p>688</text:p>
          </table:table-cell>
          <table:table-cell office:value-type="float" office:value="4750" table:style-name="ce7">
            <text:p>4750</text:p>
          </table:table-cell>
          <table:table-cell office:value-type="string" table:style-name="ce4">
            <text:p><text:span text:style-name="T1">23.01%</text:span></text:p>
          </table:table-cell>
          <table:table-cell office:value-type="float" office:value="2797" table:style-name="ce4">
            <text:p>2797</text:p>
          </table:table-cell>
          <table:table-cell office:value-type="float" office:value="13284934" table:style-name="ce4">
            <text:p>13284934</text:p>
          </table:table-cell>
          <table:table-cell office:value-type="float" office:value="79469720" table:style-name="ce4">
            <text:p>79469720</text:p>
          </table:table-cell>
          <table:table-cell office:value-type="float" office:value="105387071" table:style-name="ce1">
            <text:p>1053870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老爺⼤酒店</text:span></text:p>
          </table:table-cell>
          <table:table-cell office:value-type="string" table:style-name="ce4">
            <text:p>Taipei</text:p>
          </table:table-cell>
          <table:table-cell office:value-type="float" office:value="202" table:style-name="ce4">
            <text:p>202</text:p>
          </table:table-cell>
          <table:table-cell office:value-type="float" office:value="2017" table:style-name="ce7">
            <text:p>2017</text:p>
          </table:table-cell>
          <table:table-cell office:value-type="string" table:style-name="ce4">
            <text:p><text:span text:style-name="T1">33.28%</text:span></text:p>
          </table:table-cell>
          <table:table-cell office:value-type="float" office:value="2483" table:style-name="ce4">
            <text:p>2483</text:p>
          </table:table-cell>
          <table:table-cell office:value-type="float" office:value="5007674" table:style-name="ce4">
            <text:p>5007674</text:p>
          </table:table-cell>
          <table:table-cell office:value-type="float" office:value="19698995" table:style-name="ce4">
            <text:p>19698995</text:p>
          </table:table-cell>
          <table:table-cell office:value-type="float" office:value="28110439" table:style-name="ce1">
            <text:p>281104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華⼤飯店</text:span></text:p>
          </table:table-cell>
          <table:table-cell office:value-type="string" table:style-name="ce4">
            <text:p>Taipei</text:p>
          </table:table-cell>
          <table:table-cell office:value-type="float" office:value="606" table:style-name="ce4">
            <text:p>606</text:p>
          </table:table-cell>
          <table:table-cell office:value-type="float" office:value="3594" table:style-name="ce7">
            <text:p>3594</text:p>
          </table:table-cell>
          <table:table-cell office:value-type="string" table:style-name="ce4">
            <text:p><text:span text:style-name="T1">19.77%</text:span></text:p>
          </table:table-cell>
          <table:table-cell office:value-type="float" office:value="2274" table:style-name="ce4">
            <text:p>2274</text:p>
          </table:table-cell>
          <table:table-cell office:value-type="float" office:value="8174000" table:style-name="ce4">
            <text:p>8174000</text:p>
          </table:table-cell>
          <table:table-cell office:value-type="float" office:value="28895000" table:style-name="ce4">
            <text:p>28895000</text:p>
          </table:table-cell>
          <table:table-cell office:value-type="float" office:value="51269000" table:style-name="ce1">
            <text:p>512690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君悅酒店</text:span></text:p>
          </table:table-cell>
          <table:table-cell office:value-type="string" table:style-name="ce4">
            <text:p>Taipei</text:p>
          </table:table-cell>
          <table:table-cell office:value-type="float" office:value="850" table:style-name="ce4">
            <text:p>850</text:p>
          </table:table-cell>
          <table:table-cell office:value-type="float" office:value="2531" table:style-name="ce7">
            <text:p>2531</text:p>
          </table:table-cell>
          <table:table-cell office:value-type="string" table:style-name="ce4">
            <text:p><text:span text:style-name="T1">9.93%</text:span></text:p>
          </table:table-cell>
          <table:table-cell office:value-type="float" office:value="4507" table:style-name="ce4">
            <text:p>4507</text:p>
          </table:table-cell>
          <table:table-cell office:value-type="float" office:value="11408296" table:style-name="ce4">
            <text:p>11408296</text:p>
          </table:table-cell>
          <table:table-cell office:value-type="float" office:value="57152480" table:style-name="ce4">
            <text:p>57152480</text:p>
          </table:table-cell>
          <table:table-cell office:value-type="float" office:value="80842521" table:style-name="ce1">
            <text:p>808425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⻄華⼤飯店</text:span></text:p>
          </table:table-cell>
          <table:table-cell office:value-type="string" table:style-name="ce4">
            <text:p>Taipei</text:p>
          </table:table-cell>
          <table:table-cell office:value-type="float" office:value="343" table:style-name="ce4">
            <text:p>343</text:p>
          </table:table-cell>
          <table:table-cell office:value-type="float" office:value="1102" table:style-name="ce7">
            <text:p>1102</text:p>
          </table:table-cell>
          <table:table-cell office:value-type="string" table:style-name="ce4">
            <text:p><text:span text:style-name="T1">10.71%</text:span></text:p>
          </table:table-cell>
          <table:table-cell office:value-type="float" office:value="2783" table:style-name="ce4">
            <text:p>2783</text:p>
          </table:table-cell>
          <table:table-cell office:value-type="float" office:value="3067159" table:style-name="ce4">
            <text:p>3067159</text:p>
          </table:table-cell>
          <table:table-cell office:value-type="float" office:value="12110703" table:style-name="ce4">
            <text:p>12110703</text:p>
          </table:table-cell>
          <table:table-cell office:value-type="float" office:value="17716031" table:style-name="ce1">
            <text:p>177160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Sherwood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晶華酒店</text:span></text:p>
          </table:table-cell>
          <table:table-cell office:value-type="string" table:style-name="ce4">
            <text:p>Taipei</text:p>
          </table:table-cell>
          <table:table-cell office:value-type="float" office:value="538" table:style-name="ce4">
            <text:p>538</text:p>
          </table:table-cell>
          <table:table-cell office:value-type="float" office:value="5525" table:style-name="ce7">
            <text:p>5525</text:p>
          </table:table-cell>
          <table:table-cell office:value-type="string" table:style-name="ce4">
            <text:p><text:span text:style-name="T1">34.23%</text:span></text:p>
          </table:table-cell>
          <table:table-cell office:value-type="float" office:value="4079" table:style-name="ce4">
            <text:p>4079</text:p>
          </table:table-cell>
          <table:table-cell office:value-type="float" office:value="22534481" table:style-name="ce4">
            <text:p>22534481</text:p>
          </table:table-cell>
          <table:table-cell office:value-type="float" office:value="106378805" table:style-name="ce4">
            <text:p>106378805</text:p>
          </table:table-cell>
          <table:table-cell office:value-type="float" office:value="171604614" table:style-name="ce1">
            <text:p>17160461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Regent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香格⾥拉台北遠東國際⼤飯店</text:span></text:p>
          </table:table-cell>
          <table:table-cell office:value-type="string" table:style-name="ce4">
            <text:p>Taipei</text:p>
          </table:table-cell>
          <table:table-cell office:value-type="float" office:value="420" table:style-name="ce4">
            <text:p>420</text:p>
          </table:table-cell>
          <table:table-cell office:value-type="float" office:value="1699" table:style-name="ce7">
            <text:p>1699</text:p>
          </table:table-cell>
          <table:table-cell office:value-type="string" table:style-name="ce4">
            <text:p><text:span text:style-name="T1">13.48%</text:span></text:p>
          </table:table-cell>
          <table:table-cell office:value-type="float" office:value="4662" table:style-name="ce4">
            <text:p>4662</text:p>
          </table:table-cell>
          <table:table-cell office:value-type="float" office:value="7920307" table:style-name="ce4">
            <text:p>7920307</text:p>
          </table:table-cell>
          <table:table-cell office:value-type="float" office:value="37371329" table:style-name="ce4">
            <text:p>37371329</text:p>
          </table:table-cell>
          <table:table-cell office:value-type="float" office:value="52890056" table:style-name="ce1">
            <text:p>528900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神旺⼤飯店</text:span></text:p>
          </table:table-cell>
          <table:table-cell office:value-type="string" table:style-name="ce4">
            <text:p>Taipei</text:p>
          </table:table-cell>
          <table:table-cell office:value-type="float" office:value="268" table:style-name="ce4">
            <text:p>268</text:p>
          </table:table-cell>
          <table:table-cell office:value-type="float" office:value="185" table:style-name="ce7">
            <text:p>185</text:p>
          </table:table-cell>
          <table:table-cell office:value-type="string" table:style-name="ce4">
            <text:p><text:span text:style-name="T1">2.30%</text:span></text:p>
          </table:table-cell>
          <table:table-cell office:value-type="float" office:value="2659" table:style-name="ce4">
            <text:p>2659</text:p>
          </table:table-cell>
          <table:table-cell office:value-type="float" office:value="491857" table:style-name="ce4">
            <text:p>491857</text:p>
          </table:table-cell>
          <table:table-cell office:value-type="float" office:value="21437117" table:style-name="ce4">
            <text:p>21437117</text:p>
          </table:table-cell>
          <table:table-cell office:value-type="float" office:value="23509839" table:style-name="ce1">
            <text:p>235098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美麗信花園酒店</text:span></text:p>
          </table:table-cell>
          <table:table-cell office:value-type="string" table:style-name="ce4">
            <text:p>Taipei</text:p>
          </table:table-cell>
          <table:table-cell office:value-type="float" office:value="203" table:style-name="ce4">
            <text:p>203</text:p>
          </table:table-cell>
          <table:table-cell office:value-type="float" office:value="1680" table:style-name="ce7">
            <text:p>1680</text:p>
          </table:table-cell>
          <table:table-cell office:value-type="string" table:style-name="ce4">
            <text:p><text:span text:style-name="T1">27.59%</text:span></text:p>
          </table:table-cell>
          <table:table-cell office:value-type="float" office:value="1294" table:style-name="ce4">
            <text:p>1294</text:p>
          </table:table-cell>
          <table:table-cell office:value-type="float" office:value="2174551" table:style-name="ce4">
            <text:p>2174551</text:p>
          </table:table-cell>
          <table:table-cell office:value-type="float" office:value="2904783" table:style-name="ce4">
            <text:p>2904783</text:p>
          </table:table-cell>
          <table:table-cell office:value-type="float" office:value="7420313" table:style-name="ce1">
            <text:p>742031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寒舍艾美酒店</text:span></text:p>
          </table:table-cell>
          <table:table-cell office:value-type="string" table:style-name="ce4">
            <text:p>Taipei</text:p>
          </table:table-cell>
          <table:table-cell office:value-type="float" office:value="160" table:style-name="ce4">
            <text:p>160</text:p>
          </table:table-cell>
          <table:table-cell office:value-type="float" office:value="1600" table:style-name="ce7">
            <text:p>1600</text:p>
          </table:table-cell>
          <table:table-cell office:value-type="string" table:style-name="ce4">
            <text:p><text:span text:style-name="T1">33.33%</text:span></text:p>
          </table:table-cell>
          <table:table-cell office:value-type="float" office:value="4881" table:style-name="ce4">
            <text:p>4881</text:p>
          </table:table-cell>
          <table:table-cell office:value-type="float" office:value="7809546" table:style-name="ce4">
            <text:p>7809546</text:p>
          </table:table-cell>
          <table:table-cell office:value-type="float" office:value="36015295" table:style-name="ce4">
            <text:p>36015295</text:p>
          </table:table-cell>
          <table:table-cell office:value-type="float" office:value="49237767" table:style-name="ce1">
            <text:p>492377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4">
            <text:p>Taipei</text:p>
          </table:table-cell>
          <table:table-cell office:value-type="float" office:value="405" table:style-name="ce4">
            <text:p>405</text:p>
          </table:table-cell>
          <table:table-cell office:value-type="float" office:value="2685" table:style-name="ce7">
            <text:p>2685</text:p>
          </table:table-cell>
          <table:table-cell office:value-type="string" table:style-name="ce4">
            <text:p><text:span text:style-name="T1">22.10%</text:span></text:p>
          </table:table-cell>
          <table:table-cell office:value-type="float" office:value="5925" table:style-name="ce4">
            <text:p>5925</text:p>
          </table:table-cell>
          <table:table-cell office:value-type="float" office:value="15908549" table:style-name="ce4">
            <text:p>15908549</text:p>
          </table:table-cell>
          <table:table-cell office:value-type="float" office:value="19559974" table:style-name="ce4">
            <text:p>19559974</text:p>
          </table:table-cell>
          <table:table-cell office:value-type="float" office:value="41023340" table:style-name="ce1">
            <text:p>410233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W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萬豪酒店</text:span></text:p>
          </table:table-cell>
          <table:table-cell office:value-type="string" table:style-name="ce4">
            <text:p>Taipei</text:p>
          </table:table-cell>
          <table:table-cell office:value-type="float" office:value="318" table:style-name="ce4">
            <text:p>318</text:p>
          </table:table-cell>
          <table:table-cell office:value-type="float" office:value="1425" table:style-name="ce7">
            <text:p>1425</text:p>
          </table:table-cell>
          <table:table-cell office:value-type="string" table:style-name="ce4">
            <text:p><text:span text:style-name="T1">14.94%</text:span></text:p>
          </table:table-cell>
          <table:table-cell office:value-type="float" office:value="4970" table:style-name="ce4">
            <text:p>4970</text:p>
          </table:table-cell>
          <table:table-cell office:value-type="float" office:value="7082626" table:style-name="ce4">
            <text:p>7082626</text:p>
          </table:table-cell>
          <table:table-cell office:value-type="float" office:value="35577115" table:style-name="ce4">
            <text:p>35577115</text:p>
          </table:table-cell>
          <table:table-cell office:value-type="float" office:value="54545967" table:style-name="ce1">
            <text:p>545459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美福⼤飯店</text:span></text:p>
          </table:table-cell>
          <table:table-cell office:value-type="string" table:style-name="ce4">
            <text:p>Taipei</text:p>
          </table:table-cell>
          <table:table-cell office:value-type="float" office:value="146" table:style-name="ce4">
            <text:p>146</text:p>
          </table:table-cell>
          <table:table-cell office:value-type="float" office:value="985" table:style-name="ce7">
            <text:p>985</text:p>
          </table:table-cell>
          <table:table-cell office:value-type="string" table:style-name="ce4">
            <text:p><text:span text:style-name="T1">22.49%</text:span></text:p>
          </table:table-cell>
          <table:table-cell office:value-type="float" office:value="4674" table:style-name="ce4">
            <text:p>4674</text:p>
          </table:table-cell>
          <table:table-cell office:value-type="float" office:value="4603967" table:style-name="ce4">
            <text:p>4603967</text:p>
          </table:table-cell>
          <table:table-cell office:value-type="float" office:value="45287191" table:style-name="ce4">
            <text:p>45287191</text:p>
          </table:table-cell>
          <table:table-cell office:value-type="float" office:value="56369969" table:style-name="ce1">
            <text:p>563699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亞⼠都飯店</text:p>
          </table:table-cell>
          <table:table-cell office:value-type="string" table:style-name="ce4">
            <text:p>Taipei</text:p>
          </table:table-cell>
          <table:table-cell office:value-type="float" office:value="40" table:style-name="ce4">
            <text:p>40</text:p>
          </table:table-cell>
          <table:table-cell office:value-type="float" office:value="110" table:style-name="ce7">
            <text:p>110</text:p>
          </table:table-cell>
          <table:table-cell office:value-type="string" table:style-name="ce4">
            <text:p><text:span text:style-name="T1">9.17%</text:span></text:p>
          </table:table-cell>
          <table:table-cell office:value-type="float" office:value="2279" table:style-name="ce4">
            <text:p>2279</text:p>
          </table:table-cell>
          <table:table-cell office:value-type="float" office:value="250696" table:style-name="ce4">
            <text:p>250696</text:p>
          </table:table-cell>
          <table:table-cell office:value-type="float" office:value="0" table:style-name="ce4">
            <text:p>0</text:p>
          </table:table-cell>
          <table:table-cell office:value-type="float" office:value="250696" table:style-name="ce1">
            <text:p>25069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star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天成⼤飯店</text:span></text:p>
          </table:table-cell>
          <table:table-cell office:value-type="string" table:style-name="ce4">
            <text:p>Taipei</text:p>
          </table:table-cell>
          <table:table-cell office:value-type="float" office:value="225" table:style-name="ce4">
            <text:p>225</text:p>
          </table:table-cell>
          <table:table-cell office:value-type="float" office:value="2509" table:style-name="ce7">
            <text:p>2509</text:p>
          </table:table-cell>
          <table:table-cell office:value-type="string" table:style-name="ce4">
            <text:p><text:span text:style-name="T1">37.17%</text:span></text:p>
          </table:table-cell>
          <table:table-cell office:value-type="float" office:value="1164" table:style-name="ce4">
            <text:p>1164</text:p>
          </table:table-cell>
          <table:table-cell office:value-type="float" office:value="2920521" table:style-name="ce4">
            <text:p>2920521</text:p>
          </table:table-cell>
          <table:table-cell office:value-type="float" office:value="14187048" table:style-name="ce4">
            <text:p>14187048</text:p>
          </table:table-cell>
          <table:table-cell office:value-type="float" office:value="18371922" table:style-name="ce1">
            <text:p>1837192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六福客棧</text:span></text:p>
          </table:table-cell>
          <table:table-cell office:value-type="string" table:style-name="ce4">
            <text:p>Taipei</text:p>
          </table:table-cell>
          <table:table-cell office:value-type="float" office:value="230" table:style-name="ce4">
            <text:p>230</text:p>
          </table:table-cell>
          <table:table-cell office:value-type="float" office:value="210" table:style-name="ce7">
            <text:p>210</text:p>
          </table:table-cell>
          <table:table-cell office:value-type="string" table:style-name="ce4">
            <text:p><text:span text:style-name="T1">3.04%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525" table:style-name="ce1">
            <text:p>5152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第一⼤飯店</text:span></text:p>
          </table:table-cell>
          <table:table-cell office:value-type="string" table:style-name="ce4">
            <text:p>Taipei</text:p>
          </table:table-cell>
          <table:table-cell office:value-type="float" office:value="176" table:style-name="ce4">
            <text:p>176</text:p>
          </table:table-cell>
          <table:table-cell office:value-type="float" office:value="149" table:style-name="ce7">
            <text:p>149</text:p>
          </table:table-cell>
          <table:table-cell office:value-type="string" table:style-name="ce4">
            <text:p><text:span text:style-name="T1">2.82%</text:span></text:p>
          </table:table-cell>
          <table:table-cell office:value-type="float" office:value="1188" table:style-name="ce4">
            <text:p>1188</text:p>
          </table:table-cell>
          <table:table-cell office:value-type="float" office:value="176986" table:style-name="ce4">
            <text:p>176986</text:p>
          </table:table-cell>
          <table:table-cell office:value-type="float" office:value="3027420" table:style-name="ce4">
            <text:p>3027420</text:p>
          </table:table-cell>
          <table:table-cell office:value-type="float" office:value="17809253" table:style-name="ce1">
            <text:p>178092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irst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慶泰⼤飯店</text:span></text:p>
          </table:table-cell>
          <table:table-cell office:value-type="string" table:style-name="ce4">
            <text:p>Taipei</text:p>
          </table:table-cell>
          <table:table-cell office:value-type="float" office:value="150" table:style-name="ce4">
            <text:p>150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<text:span text:style-name="T1">0.00%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303" table:style-name="ce4">
            <text:p>75303</text:p>
          </table:table-cell>
          <table:table-cell office:value-type="float" office:value="288412" table:style-name="ce1">
            <text:p>2884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ala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洛碁⼤飯店花華本館</text:span></text:p>
          </table:table-cell>
          <table:table-cell office:value-type="string" table:style-name="ce4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11" table:style-name="ce7">
            <text:p>11</text:p>
          </table:table-cell>
          <table:table-cell office:value-type="string" table:style-name="ce4">
            <text:p><text:span text:style-name="T1">0.33%</text:span></text:p>
          </table:table-cell>
          <table:table-cell office:value-type="float" office:value="1515" table:style-name="ce4">
            <text:p>1515</text:p>
          </table:table-cell>
          <table:table-cell office:value-type="float" office:value="16662" table:style-name="ce4">
            <text:p>16662</text:p>
          </table:table-cell>
          <table:table-cell office:value-type="float" office:value="0" table:style-name="ce4">
            <text:p>0</text:p>
          </table:table-cell>
          <table:table-cell office:value-type="float" office:value="19805" table:style-name="ce1">
            <text:p>198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歐華酒店</text:span></text:p>
          </table:table-cell>
          <table:table-cell office:value-type="string" table:style-name="ce4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260" table:style-name="ce7">
            <text:p>260</text:p>
          </table:table-cell>
          <table:table-cell office:value-type="string" table:style-name="ce4">
            <text:p><text:span text:style-name="T1">7.74%</text:span></text:p>
          </table:table-cell>
          <table:table-cell office:value-type="float" office:value="2509" table:style-name="ce4">
            <text:p>2509</text:p>
          </table:table-cell>
          <table:table-cell office:value-type="float" office:value="652360" table:style-name="ce4">
            <text:p>652360</text:p>
          </table:table-cell>
          <table:table-cell office:value-type="float" office:value="3512437" table:style-name="ce4">
            <text:p>3512437</text:p>
          </table:table-cell>
          <table:table-cell office:value-type="float" office:value="4613768" table:style-name="ce1">
            <text:p>46137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台北一館</text:span></text:p>
          </table:table-cell>
          <table:table-cell office:value-type="string" table:style-name="ce4">
            <text:p>Taipei</text:p>
          </table:table-cell>
          <table:table-cell office:value-type="float" office:value="120" table:style-name="ce4">
            <text:p>120</text:p>
          </table:table-cell>
          <table:table-cell office:value-type="float" office:value="406" table:style-name="ce7">
            <text:p>406</text:p>
          </table:table-cell>
          <table:table-cell office:value-type="string" table:style-name="ce4">
            <text:p><text:span text:style-name="T1">11.28%</text:span></text:p>
          </table:table-cell>
          <table:table-cell office:value-type="float" office:value="2649" table:style-name="ce4">
            <text:p>2649</text:p>
          </table:table-cell>
          <table:table-cell office:value-type="float" office:value="1075553" table:style-name="ce4">
            <text:p>1075553</text:p>
          </table:table-cell>
          <table:table-cell office:value-type="float" office:value="7824406" table:style-name="ce4">
            <text:p>7824406</text:p>
          </table:table-cell>
          <table:table-cell office:value-type="float" office:value="9815893" table:style-name="ce1">
            <text:p>981589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⾸都⼤飯店</text:span></text:p>
          </table:table-cell>
          <table:table-cell office:value-type="string" table:style-name="ce4">
            <text:p>Taipei</text:p>
          </table:table-cell>
          <table:table-cell office:value-type="float" office:value="129" table:style-name="ce4">
            <text:p>129</text:p>
          </table:table-cell>
          <table:table-cell office:value-type="float" office:value="204" table:style-name="ce7">
            <text:p>204</text:p>
          </table:table-cell>
          <table:table-cell office:value-type="string" table:style-name="ce4">
            <text:p><text:span text:style-name="T1">5.27%</text:span></text:p>
          </table:table-cell>
          <table:table-cell office:value-type="float" office:value="2368" table:style-name="ce4">
            <text:p>2368</text:p>
          </table:table-cell>
          <table:table-cell office:value-type="float" office:value="483157" table:style-name="ce4">
            <text:p>483157</text:p>
          </table:table-cell>
          <table:table-cell office:value-type="float" office:value="948333" table:style-name="ce4">
            <text:p>948333</text:p>
          </table:table-cell>
          <table:table-cell office:value-type="float" office:value="1963477" table:style-name="ce1">
            <text:p>19634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apital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君品⼤酒店</text:span></text:p>
          </table:table-cell>
          <table:table-cell office:value-type="string" table:style-name="ce4">
            <text:p>Taipei</text:p>
          </table:table-cell>
          <table:table-cell office:value-type="float" office:value="286" table:style-name="ce4">
            <text:p>286</text:p>
          </table:table-cell>
          <table:table-cell office:value-type="float" office:value="1546" table:style-name="ce7">
            <text:p>1546</text:p>
          </table:table-cell>
          <table:table-cell office:value-type="string" table:style-name="ce4">
            <text:p><text:span text:style-name="T1">18.02%</text:span></text:p>
          </table:table-cell>
          <table:table-cell office:value-type="float" office:value="2672" table:style-name="ce4">
            <text:p>2672</text:p>
          </table:table-cell>
          <table:table-cell office:value-type="float" office:value="4131191" table:style-name="ce4">
            <text:p>4131191</text:p>
          </table:table-cell>
          <table:table-cell office:value-type="float" office:value="36120303" table:style-name="ce4">
            <text:p>36120303</text:p>
          </table:table-cell>
          <table:table-cell office:value-type="float" office:value="43239980" table:style-name="ce1">
            <text:p>432399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花園⼤酒店</text:span></text:p>
          </table:table-cell>
          <table:table-cell office:value-type="string" table:style-name="ce4">
            <text:p>Taipei</text:p>
          </table:table-cell>
          <table:table-cell office:value-type="float" office:value="241" table:style-name="ce4">
            <text:p>241</text:p>
          </table:table-cell>
          <table:table-cell office:value-type="float" office:value="1728" table:style-name="ce7">
            <text:p>1728</text:p>
          </table:table-cell>
          <table:table-cell office:value-type="string" table:style-name="ce4">
            <text:p><text:span text:style-name="T1">23.90%</text:span></text:p>
          </table:table-cell>
          <table:table-cell office:value-type="float" office:value="1032" table:style-name="ce4">
            <text:p>1032</text:p>
          </table:table-cell>
          <table:table-cell office:value-type="float" office:value="1783221" table:style-name="ce4">
            <text:p>1783221</text:p>
          </table:table-cell>
          <table:table-cell office:value-type="float" office:value="14116955" table:style-name="ce4">
            <text:p>14116955</text:p>
          </table:table-cell>
          <table:table-cell office:value-type="float" office:value="17530409" table:style-name="ce1">
            <text:p>1753040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⽇勝⽣加賀屋國際溫泉飯店</text:span></text:p>
          </table:table-cell>
          <table:table-cell office:value-type="string" table:style-name="ce4">
            <text:p>Taipei</text:p>
          </table:table-cell>
          <table:table-cell office:value-type="float" office:value="90" table:style-name="ce4">
            <text:p>90</text:p>
          </table:table-cell>
          <table:table-cell office:value-type="float" office:value="1469" table:style-name="ce7">
            <text:p>1469</text:p>
          </table:table-cell>
          <table:table-cell office:value-type="string" table:style-name="ce4">
            <text:p><text:span text:style-name="T1">54.41%</text:span></text:p>
          </table:table-cell>
          <table:table-cell office:value-type="float" office:value="4303" table:style-name="ce4">
            <text:p>4303</text:p>
          </table:table-cell>
          <table:table-cell office:value-type="float" office:value="6321061" table:style-name="ce4">
            <text:p>6321061</text:p>
          </table:table-cell>
          <table:table-cell office:value-type="float" office:value="6123670" table:style-name="ce4">
            <text:p>6123670</text:p>
          </table:table-cell>
          <table:table-cell office:value-type="float" office:value="15178984" table:style-name="ce1">
            <text:p>1517898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Radium-Kagaya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北投麗禧溫泉酒店</text:span></text:p>
          </table:table-cell>
          <table:table-cell office:value-type="string" table:style-name="ce4">
            <text:p>Taipei</text:p>
          </table:table-cell>
          <table:table-cell office:value-type="float" office:value="66" table:style-name="ce4">
            <text:p>66</text:p>
          </table:table-cell>
          <table:table-cell office:value-type="float" office:value="518" table:style-name="ce7">
            <text:p>518</text:p>
          </table:table-cell>
          <table:table-cell office:value-type="string" table:style-name="ce4">
            <text:p><text:span text:style-name="T1">26.16%</text:span></text:p>
          </table:table-cell>
          <table:table-cell office:value-type="float" office:value="13993" table:style-name="ce4">
            <text:p>13993</text:p>
          </table:table-cell>
          <table:table-cell office:value-type="float" office:value="7248409" table:style-name="ce4">
            <text:p>7248409</text:p>
          </table:table-cell>
          <table:table-cell office:value-type="float" office:value="3068576" table:style-name="ce4">
            <text:p>3068576</text:p>
          </table:table-cell>
          <table:table-cell office:value-type="float" office:value="14244481" table:style-name="ce1">
            <text:p>142444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寒舍艾麗酒店</text:span></text:p>
          </table:table-cell>
          <table:table-cell office:value-type="string" table:style-name="ce4">
            <text:p>Taipei</text:p>
          </table:table-cell>
          <table:table-cell office:value-type="float" office:value="235" table:style-name="ce4">
            <text:p>235</text:p>
          </table:table-cell>
          <table:table-cell office:value-type="float" office:value="3642" table:style-name="ce7">
            <text:p>3642</text:p>
          </table:table-cell>
          <table:table-cell office:value-type="string" table:style-name="ce4">
            <text:p><text:span text:style-name="T1">51.66%</text:span></text:p>
          </table:table-cell>
          <table:table-cell office:value-type="float" office:value="3108" table:style-name="ce4">
            <text:p>3108</text:p>
          </table:table-cell>
          <table:table-cell office:value-type="float" office:value="11319815" table:style-name="ce4">
            <text:p>11319815</text:p>
          </table:table-cell>
          <table:table-cell office:value-type="float" office:value="3910955" table:style-name="ce4">
            <text:p>3910955</text:p>
          </table:table-cell>
          <table:table-cell office:value-type="float" office:value="17213933" table:style-name="ce1">
            <text:p>1721393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北投老爺酒店</text:span></text:p>
          </table:table-cell>
          <table:table-cell office:value-type="string" table:style-name="ce4">
            <text:p>Taipei</text:p>
          </table:table-cell>
          <table:table-cell office:value-type="float" office:value="50" table:style-name="ce4">
            <text:p>50</text:p>
          </table:table-cell>
          <table:table-cell office:value-type="float" office:value="668" table:style-name="ce7">
            <text:p>668</text:p>
          </table:table-cell>
          <table:table-cell office:value-type="string" table:style-name="ce4">
            <text:p><text:span text:style-name="T1">44.53%</text:span></text:p>
          </table:table-cell>
          <table:table-cell office:value-type="float" office:value="4388" table:style-name="ce4">
            <text:p>4388</text:p>
          </table:table-cell>
          <table:table-cell office:value-type="float" office:value="2931085" table:style-name="ce4">
            <text:p>2931085</text:p>
          </table:table-cell>
          <table:table-cell office:value-type="float" office:value="2835977" table:style-name="ce4">
            <text:p>2835977</text:p>
          </table:table-cell>
          <table:table-cell office:value-type="float" office:value="6579558" table:style-name="ce1">
            <text:p>65795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有園飯店</text:span></text:p>
          </table:table-cell>
          <table:table-cell office:value-type="string" table:style-name="ce4">
            <text:p>Taipei</text:p>
          </table:table-cell>
          <table:table-cell office:value-type="float" office:value="56" table:style-name="ce4">
            <text:p>56</text:p>
          </table:table-cell>
          <table:table-cell office:value-type="float" office:value="441" table:style-name="ce7">
            <text:p>441</text:p>
          </table:table-cell>
          <table:table-cell office:value-type="string" table:style-name="ce4">
            <text:p><text:span text:style-name="T1">26.25%</text:span></text:p>
          </table:table-cell>
          <table:table-cell office:value-type="float" office:value="2032" table:style-name="ce4">
            <text:p>2032</text:p>
          </table:table-cell>
          <table:table-cell office:value-type="float" office:value="896330" table:style-name="ce4">
            <text:p>896330</text:p>
          </table:table-cell>
          <table:table-cell office:value-type="float" office:value="0" table:style-name="ce4">
            <text:p>0</text:p>
          </table:table-cell>
          <table:table-cell office:value-type="float" office:value="1518901" table:style-name="ce1">
            <text:p>151890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合尊酒店</text:span></text:p>
          </table:table-cell>
          <table:table-cell office:value-type="string" table:style-name="ce4">
            <text:p>Taipei</text:p>
          </table:table-cell>
          <table:table-cell office:value-type="float" office:value="101" table:style-name="ce4">
            <text:p>101</text:p>
          </table:table-cell>
          <table:table-cell office:value-type="float" office:value="1737" table:style-name="ce7">
            <text:p>1737</text:p>
          </table:table-cell>
          <table:table-cell office:value-type="string" table:style-name="ce4">
            <text:p><text:span text:style-name="T1">57.33%</text:span></text:p>
          </table:table-cell>
          <table:table-cell office:value-type="float" office:value="3025" table:style-name="ce4">
            <text:p>3025</text:p>
          </table:table-cell>
          <table:table-cell office:value-type="float" office:value="5254530" table:style-name="ce4">
            <text:p>5254530</text:p>
          </table:table-cell>
          <table:table-cell office:value-type="float" office:value="2034900" table:style-name="ce4">
            <text:p>2034900</text:p>
          </table:table-cell>
          <table:table-cell office:value-type="float" office:value="8023445" table:style-name="ce1">
            <text:p>802344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中⼭雅樂軒酒店</text:span></text:p>
          </table:table-cell>
          <table:table-cell office:value-type="string" table:style-name="ce4">
            <text:p>Taipei</text:p>
          </table:table-cell>
          <table:table-cell office:value-type="float" office:value="88" table:style-name="ce4">
            <text:p>88</text:p>
          </table:table-cell>
          <table:table-cell office:value-type="float" office:value="726" table:style-name="ce7">
            <text:p>726</text:p>
          </table:table-cell>
          <table:table-cell office:value-type="string" table:style-name="ce4">
            <text:p><text:span text:style-name="T1">27.50%</text:span></text:p>
          </table:table-cell>
          <table:table-cell office:value-type="float" office:value="2064" table:style-name="ce4">
            <text:p>2064</text:p>
          </table:table-cell>
          <table:table-cell office:value-type="float" office:value="1498454" table:style-name="ce4">
            <text:p>1498454</text:p>
          </table:table-cell>
          <table:table-cell office:value-type="float" office:value="424456" table:style-name="ce4">
            <text:p>424456</text:p>
          </table:table-cell>
          <table:table-cell office:value-type="float" office:value="2123016" table:style-name="ce1">
            <text:p>21230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義華酒店</text:span></text:p>
          </table:table-cell>
          <table:table-cell office:value-type="string" table:style-name="ce4">
            <text:p>Taipei</text:p>
          </table:table-cell>
          <table:table-cell office:value-type="float" office:value="149" table:style-name="ce4">
            <text:p>149</text:p>
          </table:table-cell>
          <table:table-cell office:value-type="float" office:value="614" table:style-name="ce7">
            <text:p>614</text:p>
          </table:table-cell>
          <table:table-cell office:value-type="string" table:style-name="ce4">
            <text:p><text:span text:style-name="T1">13.74%</text:span></text:p>
          </table:table-cell>
          <table:table-cell office:value-type="float" office:value="3125" table:style-name="ce4">
            <text:p>3125</text:p>
          </table:table-cell>
          <table:table-cell office:value-type="float" office:value="1918750" table:style-name="ce4">
            <text:p>1918750</text:p>
          </table:table-cell>
          <table:table-cell office:value-type="float" office:value="104445" table:style-name="ce4">
            <text:p>104445</text:p>
          </table:table-cell>
          <table:table-cell office:value-type="float" office:value="2517991" table:style-name="ce1">
            <text:p>251799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YIHUA</text:span><text:span text:style-name="T1"><text:s/>Hotel</text:span></text:p>
          </table:table-cell>
          <table:table-cell office:value-type="string" table:style-name="ce4">
            <text:p>Taip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華園⼤飯店</text:span></text:p>
          </table:table-cell>
          <table:table-cell office:value-type="string" table:style-name="ce4">
            <text:p>Kaohsiung</text:p>
          </table:table-cell>
          <table:table-cell office:value-type="float" office:value="269" table:style-name="ce4">
            <text:p>269</text:p>
          </table:table-cell>
          <table:table-cell office:value-type="float" office:value="2323" table:style-name="ce7">
            <text:p>2323</text:p>
          </table:table-cell>
          <table:table-cell office:value-type="string" table:style-name="ce4">
            <text:p><text:span text:style-name="T1">28.79%</text:span></text:p>
          </table:table-cell>
          <table:table-cell office:value-type="float" office:value="1464" table:style-name="ce4">
            <text:p>1464</text:p>
          </table:table-cell>
          <table:table-cell office:value-type="float" office:value="3401344" table:style-name="ce4">
            <text:p>3401344</text:p>
          </table:table-cell>
          <table:table-cell office:value-type="float" office:value="2106286" table:style-name="ce4">
            <text:p>2106286</text:p>
          </table:table-cell>
          <table:table-cell office:value-type="float" office:value="5842139" table:style-name="ce1">
            <text:p>58421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⾼雄國賓⼤飯店</text:span></text:p>
          </table:table-cell>
          <table:table-cell office:value-type="string" table:style-name="ce4">
            <text:p>Kaohsiung</text:p>
          </table:table-cell>
          <table:table-cell office:value-type="float" office:value="453" table:style-name="ce4">
            <text:p>453</text:p>
          </table:table-cell>
          <table:table-cell office:value-type="float" office:value="6493" table:style-name="ce7">
            <text:p>6493</text:p>
          </table:table-cell>
          <table:table-cell office:value-type="string" table:style-name="ce4">
            <text:p><text:span text:style-name="T1">47.78%</text:span></text:p>
          </table:table-cell>
          <table:table-cell office:value-type="float" office:value="2026" table:style-name="ce4">
            <text:p>2026</text:p>
          </table:table-cell>
          <table:table-cell office:value-type="float" office:value="13154813" table:style-name="ce4">
            <text:p>13154813</text:p>
          </table:table-cell>
          <table:table-cell office:value-type="float" office:value="24433819" table:style-name="ce4">
            <text:p>24433819</text:p>
          </table:table-cell>
          <table:table-cell office:value-type="float" office:value="38626029" table:style-name="ce1">
            <text:p>3862602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漢來⼤飯店</text:span></text:p>
          </table:table-cell>
          <table:table-cell office:value-type="string" table:style-name="ce4">
            <text:p>Kaohsiung</text:p>
          </table:table-cell>
          <table:table-cell office:value-type="float" office:value="535" table:style-name="ce4">
            <text:p>535</text:p>
          </table:table-cell>
          <table:table-cell office:value-type="float" office:value="6124" table:style-name="ce7">
            <text:p>6124</text:p>
          </table:table-cell>
          <table:table-cell office:value-type="string" table:style-name="ce4">
            <text:p><text:span text:style-name="T1">38.16%</text:span></text:p>
          </table:table-cell>
          <table:table-cell office:value-type="float" office:value="2656" table:style-name="ce4">
            <text:p>2656</text:p>
          </table:table-cell>
          <table:table-cell office:value-type="float" office:value="16264223" table:style-name="ce4">
            <text:p>16264223</text:p>
          </table:table-cell>
          <table:table-cell office:value-type="float" office:value="46328127" table:style-name="ce4">
            <text:p>46328127</text:p>
          </table:table-cell>
          <table:table-cell office:value-type="float" office:value="85209496" table:style-name="ce1">
            <text:p>8520949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⾼雄福華⼤飯店</text:span></text:p>
          </table:table-cell>
          <table:table-cell office:value-type="string" table:style-name="ce4">
            <text:p>Kaohsiung</text:p>
          </table:table-cell>
          <table:table-cell office:value-type="float" office:value="271" table:style-name="ce4">
            <text:p>271</text:p>
          </table:table-cell>
          <table:table-cell office:value-type="float" office:value="3588" table:style-name="ce7">
            <text:p>3588</text:p>
          </table:table-cell>
          <table:table-cell office:value-type="string" table:style-name="ce4">
            <text:p><text:span text:style-name="T1">44.13%</text:span></text:p>
          </table:table-cell>
          <table:table-cell office:value-type="float" office:value="2148" table:style-name="ce4">
            <text:p>2148</text:p>
          </table:table-cell>
          <table:table-cell office:value-type="float" office:value="7706429" table:style-name="ce4">
            <text:p>7706429</text:p>
          </table:table-cell>
          <table:table-cell office:value-type="float" office:value="12569845" table:style-name="ce4">
            <text:p>12569845</text:p>
          </table:table-cell>
          <table:table-cell office:value-type="float" office:value="22881659" table:style-name="ce1">
            <text:p>228816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寒軒國際⼤飯店</text:span></text:p>
          </table:table-cell>
          <table:table-cell office:value-type="string" table:style-name="ce4">
            <text:p>Kaohsiung</text:p>
          </table:table-cell>
          <table:table-cell office:value-type="float" office:value="380" table:style-name="ce4">
            <text:p>380</text:p>
          </table:table-cell>
          <table:table-cell office:value-type="float" office:value="2795" table:style-name="ce7">
            <text:p>2795</text:p>
          </table:table-cell>
          <table:table-cell office:value-type="string" table:style-name="ce4">
            <text:p><text:span text:style-name="T1">24.52%</text:span></text:p>
          </table:table-cell>
          <table:table-cell office:value-type="float" office:value="1865" table:style-name="ce4">
            <text:p>1865</text:p>
          </table:table-cell>
          <table:table-cell office:value-type="float" office:value="5213591" table:style-name="ce4">
            <text:p>5213591</text:p>
          </table:table-cell>
          <table:table-cell office:value-type="float" office:value="6671981" table:style-name="ce4">
            <text:p>6671981</text:p>
          </table:table-cell>
          <table:table-cell office:value-type="float" office:value="12626279" table:style-name="ce1">
            <text:p>126262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麗尊⼤酒店</text:span></text:p>
          </table:table-cell>
          <table:table-cell office:value-type="string" table:style-name="ce4">
            <text:p>Kaohsiung</text:p>
          </table:table-cell>
          <table:table-cell office:value-type="float" office:value="188" table:style-name="ce4">
            <text:p>188</text:p>
          </table:table-cell>
          <table:table-cell office:value-type="float" office:value="1387" table:style-name="ce7">
            <text:p>1387</text:p>
          </table:table-cell>
          <table:table-cell office:value-type="string" table:style-name="ce4">
            <text:p><text:span text:style-name="T1">24.59%</text:span></text:p>
          </table:table-cell>
          <table:table-cell office:value-type="float" office:value="2476" table:style-name="ce4">
            <text:p>2476</text:p>
          </table:table-cell>
          <table:table-cell office:value-type="float" office:value="3433914" table:style-name="ce4">
            <text:p>3433914</text:p>
          </table:table-cell>
          <table:table-cell office:value-type="float" office:value="7160403" table:style-name="ce4">
            <text:p>7160403</text:p>
          </table:table-cell>
          <table:table-cell office:value-type="float" office:value="11094782" table:style-name="ce1">
            <text:p>110947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義⼤皇家酒店</text:span></text:p>
          </table:table-cell>
          <table:table-cell office:value-type="string" table:style-name="ce4">
            <text:p>Kaohsiung</text:p>
          </table:table-cell>
          <table:table-cell office:value-type="float" office:value="656" table:style-name="ce4">
            <text:p>656</text:p>
          </table:table-cell>
          <table:table-cell office:value-type="float" office:value="8000" table:style-name="ce7">
            <text:p>8000</text:p>
          </table:table-cell>
          <table:table-cell office:value-type="string" table:style-name="ce4">
            <text:p><text:span text:style-name="T1">40.65%</text:span></text:p>
          </table:table-cell>
          <table:table-cell office:value-type="float" office:value="2621" table:style-name="ce4">
            <text:p>2621</text:p>
          </table:table-cell>
          <table:table-cell office:value-type="float" office:value="20970758" table:style-name="ce4">
            <text:p>20970758</text:p>
          </table:table-cell>
          <table:table-cell office:value-type="float" office:value="15256847" table:style-name="ce4">
            <text:p>15256847</text:p>
          </table:table-cell>
          <table:table-cell office:value-type="float" office:value="39286467" table:style-name="ce1">
            <text:p>392864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⾼雄</text:span></text:p>
          </table:table-cell>
          <table:table-cell office:value-type="string" table:style-name="ce4">
            <text:p>Kaohsiung</text:p>
          </table:table-cell>
          <table:table-cell office:value-type="float" office:value="250" table:style-name="ce4">
            <text:p>250</text:p>
          </table:table-cell>
          <table:table-cell office:value-type="float" office:value="2916" table:style-name="ce7">
            <text:p>2916</text:p>
          </table:table-cell>
          <table:table-cell office:value-type="string" table:style-name="ce4">
            <text:p><text:span text:style-name="T1">38.88%</text:span></text:p>
          </table:table-cell>
          <table:table-cell office:value-type="float" office:value="2157" table:style-name="ce4">
            <text:p>2157</text:p>
          </table:table-cell>
          <table:table-cell office:value-type="float" office:value="6290739" table:style-name="ce4">
            <text:p>6290739</text:p>
          </table:table-cell>
          <table:table-cell office:value-type="float" office:value="2940983" table:style-name="ce4">
            <text:p>2940983</text:p>
          </table:table-cell>
          <table:table-cell office:value-type="float" office:value="9251052" table:style-name="ce1">
            <text:p>92510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晶英國際⾏館</text:span></text:p>
          </table:table-cell>
          <table:table-cell office:value-type="string" table:style-name="ce4">
            <text:p>Kaohsiung</text:p>
          </table:table-cell>
          <table:table-cell office:value-type="float" office:value="147" table:style-name="ce4">
            <text:p>147</text:p>
          </table:table-cell>
          <table:table-cell office:value-type="float" office:value="1229" table:style-name="ce7">
            <text:p>1229</text:p>
          </table:table-cell>
          <table:table-cell office:value-type="string" table:style-name="ce4">
            <text:p><text:span text:style-name="T1">27.87%</text:span></text:p>
          </table:table-cell>
          <table:table-cell office:value-type="float" office:value="6555" table:style-name="ce4">
            <text:p>6555</text:p>
          </table:table-cell>
          <table:table-cell office:value-type="float" office:value="8055911" table:style-name="ce4">
            <text:p>8055911</text:p>
          </table:table-cell>
          <table:table-cell office:value-type="float" office:value="12910113" table:style-name="ce4">
            <text:p>12910113</text:p>
          </table:table-cell>
          <table:table-cell office:value-type="float" office:value="23483713" table:style-name="ce1">
            <text:p>2348371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ilks</text:span><text:span text:style-name="T1"><text:s/>Club</text:span></text:p>
          </table:table-cell>
          <table:table-cell office:value-type="string" table:style-name="ce4">
            <text:p>Kaohsi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全國⼤飯店</text:span></text:p>
          </table:table-cell>
          <table:table-cell office:value-type="string" table:style-name="ce4">
            <text:p>Taichung</text:p>
          </table:table-cell>
          <table:table-cell office:value-type="float" office:value="178" table:style-name="ce4">
            <text:p>178</text:p>
          </table:table-cell>
          <table:table-cell office:value-type="float" office:value="1620" table:style-name="ce7">
            <text:p>1620</text:p>
          </table:table-cell>
          <table:table-cell office:value-type="string" table:style-name="ce4">
            <text:p><text:span text:style-name="T1">30.34%</text:span></text:p>
          </table:table-cell>
          <table:table-cell office:value-type="float" office:value="2023" table:style-name="ce4">
            <text:p>2023</text:p>
          </table:table-cell>
          <table:table-cell office:value-type="float" office:value="3277090" table:style-name="ce4">
            <text:p>3277090</text:p>
          </table:table-cell>
          <table:table-cell office:value-type="float" office:value="7194084" table:style-name="ce4">
            <text:p>7194084</text:p>
          </table:table-cell>
          <table:table-cell office:value-type="float" office:value="14425421" table:style-name="ce1">
            <text:p>144254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National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4">
            <text:p>Taichung</text:p>
          </table:table-cell>
          <table:table-cell office:value-type="float" office:value="354" table:style-name="ce4">
            <text:p>354</text:p>
          </table:table-cell>
          <table:table-cell office:value-type="float" office:value="5300" table:style-name="ce7">
            <text:p>5300</text:p>
          </table:table-cell>
          <table:table-cell office:value-type="string" table:style-name="ce4">
            <text:p><text:span text:style-name="T1">49.91%</text:span></text:p>
          </table:table-cell>
          <table:table-cell office:value-type="float" office:value="2054" table:style-name="ce4">
            <text:p>2054</text:p>
          </table:table-cell>
          <table:table-cell office:value-type="float" office:value="10888159" table:style-name="ce4">
            <text:p>10888159</text:p>
          </table:table-cell>
          <table:table-cell office:value-type="float" office:value="17907264" table:style-name="ce4">
            <text:p>17907264</text:p>
          </table:table-cell>
          <table:table-cell office:value-type="float" office:value="32725794" table:style-name="ce1">
            <text:p>327257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中福華⼤飯店</text:span></text:p>
          </table:table-cell>
          <table:table-cell office:value-type="string" table:style-name="ce4">
            <text:p>Taichung</text:p>
          </table:table-cell>
          <table:table-cell office:value-type="float" office:value="155" table:style-name="ce4">
            <text:p>155</text:p>
          </table:table-cell>
          <table:table-cell office:value-type="float" office:value="2705" table:style-name="ce7">
            <text:p>2705</text:p>
          </table:table-cell>
          <table:table-cell office:value-type="string" table:style-name="ce4">
            <text:p><text:span text:style-name="T1">58.17%</text:span></text:p>
          </table:table-cell>
          <table:table-cell office:value-type="float" office:value="2470" table:style-name="ce4">
            <text:p>2470</text:p>
          </table:table-cell>
          <table:table-cell office:value-type="float" office:value="6680429" table:style-name="ce4">
            <text:p>6680429</text:p>
          </table:table-cell>
          <table:table-cell office:value-type="float" office:value="6551841" table:style-name="ce4">
            <text:p>6551841</text:p>
          </table:table-cell>
          <table:table-cell office:value-type="float" office:value="15204812" table:style-name="ce1">
            <text:p>152048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中⾦典酒店</text:span></text:p>
          </table:table-cell>
          <table:table-cell office:value-type="string" table:style-name="ce4">
            <text:p>Taichung</text:p>
          </table:table-cell>
          <table:table-cell office:value-type="float" office:value="222" table:style-name="ce4">
            <text:p>222</text:p>
          </table:table-cell>
          <table:table-cell office:value-type="float" office:value="2964" table:style-name="ce7">
            <text:p>2964</text:p>
          </table:table-cell>
          <table:table-cell office:value-type="string" table:style-name="ce4">
            <text:p><text:span text:style-name="T1">44.50%</text:span></text:p>
          </table:table-cell>
          <table:table-cell office:value-type="float" office:value="2782" table:style-name="ce4">
            <text:p>2782</text:p>
          </table:table-cell>
          <table:table-cell office:value-type="float" office:value="8246939" table:style-name="ce4">
            <text:p>8246939</text:p>
          </table:table-cell>
          <table:table-cell office:value-type="float" office:value="13566640" table:style-name="ce4">
            <text:p>13566640</text:p>
          </table:table-cell>
          <table:table-cell office:value-type="float" office:value="28831905" table:style-name="ce1">
            <text:p>288319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海灣藝術酒店</text:span></text:p>
          </table:table-cell>
          <table:table-cell office:value-type="string" table:style-name="ce4">
            <text:p>Taichung</text:p>
          </table:table-cell>
          <table:table-cell office:value-type="float" office:value="226" table:style-name="ce4">
            <text:p>226</text:p>
          </table:table-cell>
          <table:table-cell office:value-type="float" office:value="279" table:style-name="ce7">
            <text:p>279</text:p>
          </table:table-cell>
          <table:table-cell office:value-type="string" table:style-name="ce4">
            <text:p><text:span text:style-name="T1">4.12%</text:span></text:p>
          </table:table-cell>
          <table:table-cell office:value-type="float" office:value="1355" table:style-name="ce4">
            <text:p>1355</text:p>
          </table:table-cell>
          <table:table-cell office:value-type="float" office:value="378118" table:style-name="ce4">
            <text:p>378118</text:p>
          </table:table-cell>
          <table:table-cell office:value-type="float" office:value="9517" table:style-name="ce4">
            <text:p>9517</text:p>
          </table:table-cell>
          <table:table-cell office:value-type="float" office:value="597102" table:style-name="ce1">
            <text:p>59710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裕元花園酒店</text:span></text:p>
          </table:table-cell>
          <table:table-cell office:value-type="string" table:style-name="ce4">
            <text:p>Taichung</text:p>
          </table:table-cell>
          <table:table-cell office:value-type="float" office:value="149" table:style-name="ce4">
            <text:p>149</text:p>
          </table:table-cell>
          <table:table-cell office:value-type="float" office:value="2405" table:style-name="ce7">
            <text:p>2405</text:p>
          </table:table-cell>
          <table:table-cell office:value-type="string" table:style-name="ce4">
            <text:p><text:span text:style-name="T1">53.80%</text:span></text:p>
          </table:table-cell>
          <table:table-cell office:value-type="float" office:value="2708" table:style-name="ce4">
            <text:p>2708</text:p>
          </table:table-cell>
          <table:table-cell office:value-type="float" office:value="6511931" table:style-name="ce4">
            <text:p>6511931</text:p>
          </table:table-cell>
          <table:table-cell office:value-type="float" office:value="21076107" table:style-name="ce4">
            <text:p>21076107</text:p>
          </table:table-cell>
          <table:table-cell office:value-type="float" office:value="31560014" table:style-name="ce1">
            <text:p>3156001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Windsor</text:span><text:span text:style-name="T1"><text:s/>Hotel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中港酒店</text:span></text:p>
          </table:table-cell>
          <table:table-cell office:value-type="string" table:style-name="ce4">
            <text:p>Taichung</text:p>
          </table:table-cell>
          <table:table-cell office:value-type="float" office:value="200" table:style-name="ce4">
            <text:p>200</text:p>
          </table:table-cell>
          <table:table-cell office:value-type="float" office:value="4649" table:style-name="ce7">
            <text:p>4649</text:p>
          </table:table-cell>
          <table:table-cell office:value-type="string" table:style-name="ce4">
            <text:p><text:span text:style-name="T1">77.48%</text:span></text:p>
          </table:table-cell>
          <table:table-cell office:value-type="float" office:value="2596" table:style-name="ce4">
            <text:p>2596</text:p>
          </table:table-cell>
          <table:table-cell office:value-type="float" office:value="12069233" table:style-name="ce4">
            <text:p>12069233</text:p>
          </table:table-cell>
          <table:table-cell office:value-type="float" office:value="3176480" table:style-name="ce4">
            <text:p>3176480</text:p>
          </table:table-cell>
          <table:table-cell office:value-type="float" office:value="16099652" table:style-name="ce1">
            <text:p>160996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4">
            <text:p>Taichun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花蓮亞⼠都飯店</text:span></text:p>
          </table:table-cell>
          <table:table-cell office:value-type="string" table:style-name="ce4">
            <text:p>Hualien</text:p>
          </table:table-cell>
          <table:table-cell office:value-type="float" office:value="167" table:style-name="ce4">
            <text:p>167</text:p>
          </table:table-cell>
          <table:table-cell office:value-type="float" office:value="2848" table:style-name="ce7">
            <text:p>2848</text:p>
          </table:table-cell>
          <table:table-cell office:value-type="string" table:style-name="ce4">
            <text:p><text:span text:style-name="T1">56.85%</text:span></text:p>
          </table:table-cell>
          <table:table-cell office:value-type="float" office:value="913" table:style-name="ce4">
            <text:p>913</text:p>
          </table:table-cell>
          <table:table-cell office:value-type="float" office:value="2600000" table:style-name="ce4">
            <text:p>2600000</text:p>
          </table:table-cell>
          <table:table-cell office:value-type="float" office:value="1230000" table:style-name="ce4">
            <text:p>1230000</text:p>
          </table:table-cell>
          <table:table-cell office:value-type="float" office:value="3872506" table:style-name="ce1">
            <text:p>387250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star</text:span><text:span text:style-name="T1"><text:s/>Hotel</text:span></text:p>
          </table:table-cell>
          <table:table-cell office:value-type="string" table:style-name="ce4">
            <text:p>Hualie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花蓮翰品酒店</text:span></text:p>
          </table:table-cell>
          <table:table-cell office:value-type="string" table:style-name="ce4">
            <text:p>Hualien</text:p>
          </table:table-cell>
          <table:table-cell office:value-type="float" office:value="197" table:style-name="ce4">
            <text:p>197</text:p>
          </table:table-cell>
          <table:table-cell office:value-type="float" office:value="4461" table:style-name="ce7">
            <text:p>4461</text:p>
          </table:table-cell>
          <table:table-cell office:value-type="string" table:style-name="ce4">
            <text:p><text:span text:style-name="T1">75.48%</text:span></text:p>
          </table:table-cell>
          <table:table-cell office:value-type="float" office:value="2493" table:style-name="ce4">
            <text:p>2493</text:p>
          </table:table-cell>
          <table:table-cell office:value-type="float" office:value="11120613" table:style-name="ce4">
            <text:p>11120613</text:p>
          </table:table-cell>
          <table:table-cell office:value-type="float" office:value="6313711" table:style-name="ce4">
            <text:p>6313711</text:p>
          </table:table-cell>
          <table:table-cell office:value-type="float" office:value="17946948" table:style-name="ce1">
            <text:p>179469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4">
            <text:p>Hualie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美侖⼤飯店</text:span></text:p>
          </table:table-cell>
          <table:table-cell office:value-type="string" table:style-name="ce4">
            <text:p>Hualien</text:p>
          </table:table-cell>
          <table:table-cell office:value-type="float" office:value="343" table:style-name="ce4">
            <text:p>343</text:p>
          </table:table-cell>
          <table:table-cell office:value-type="float" office:value="4762" table:style-name="ce7">
            <text:p>4762</text:p>
          </table:table-cell>
          <table:table-cell office:value-type="string" table:style-name="ce4">
            <text:p><text:span text:style-name="T1">46.28%</text:span></text:p>
          </table:table-cell>
          <table:table-cell office:value-type="float" office:value="1898" table:style-name="ce4">
            <text:p>1898</text:p>
          </table:table-cell>
          <table:table-cell office:value-type="float" office:value="9037598" table:style-name="ce4">
            <text:p>9037598</text:p>
          </table:table-cell>
          <table:table-cell office:value-type="float" office:value="2884889" table:style-name="ce4">
            <text:p>2884889</text:p>
          </table:table-cell>
          <table:table-cell office:value-type="float" office:value="12150812" table:style-name="ce1">
            <text:p>121508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Parkview</text:span><text:span text:style-name="T1"><text:s/>Hotel</text:span></text:p>
          </table:table-cell>
          <table:table-cell office:value-type="string" table:style-name="ce4">
            <text:p>Hualie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遠雄悅來⼤飯店</text:span></text:p>
          </table:table-cell>
          <table:table-cell office:value-type="string" table:style-name="ce4">
            <text:p>Hualien</text:p>
          </table:table-cell>
          <table:table-cell office:value-type="float" office:value="381" table:style-name="ce4">
            <text:p>381</text:p>
          </table:table-cell>
          <table:table-cell office:value-type="float" office:value="11108" table:style-name="ce7">
            <text:p>11108</text:p>
          </table:table-cell>
          <table:table-cell office:value-type="string" table:style-name="ce4">
            <text:p><text:span text:style-name="T1">97.18%</text:span></text:p>
          </table:table-cell>
          <table:table-cell office:value-type="float" office:value="2368" table:style-name="ce4">
            <text:p>2368</text:p>
          </table:table-cell>
          <table:table-cell office:value-type="float" office:value="26303581" table:style-name="ce4">
            <text:p>26303581</text:p>
          </table:table-cell>
          <table:table-cell office:value-type="float" office:value="15827184" table:style-name="ce4">
            <text:p>15827184</text:p>
          </table:table-cell>
          <table:table-cell office:value-type="float" office:value="48758075" table:style-name="ce1">
            <text:p>487580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4">
            <text:p>Hualie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瑞穗天合國際觀光酒店</text:span></text:p>
          </table:table-cell>
          <table:table-cell office:value-type="string" table:style-name="ce4">
            <text:p>Hualien</text:p>
          </table:table-cell>
          <table:table-cell office:value-type="float" office:value="198" table:style-name="ce4">
            <text:p>198</text:p>
          </table:table-cell>
          <table:table-cell office:value-type="float" office:value="4922" table:style-name="ce7">
            <text:p>4922</text:p>
          </table:table-cell>
          <table:table-cell office:value-type="string" table:style-name="ce4">
            <text:p><text:span text:style-name="T1">82.86%</text:span></text:p>
          </table:table-cell>
          <table:table-cell office:value-type="float" office:value="6830" table:style-name="ce4">
            <text:p>6830</text:p>
          </table:table-cell>
          <table:table-cell office:value-type="float" office:value="33615694" table:style-name="ce4">
            <text:p>33615694</text:p>
          </table:table-cell>
          <table:table-cell office:value-type="float" office:value="16138481" table:style-name="ce4">
            <text:p>16138481</text:p>
          </table:table-cell>
          <table:table-cell office:value-type="float" office:value="56964083" table:style-name="ce1">
            <text:p>569640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4">
            <text:p>Hualie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晶悅國際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388" table:style-name="ce4">
            <text:p>388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<text:span text:style-name="T1">0.00%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85288" table:style-name="ce4">
            <text:p>2385288</text:p>
          </table:table-cell>
          <table:table-cell office:value-type="float" office:value="2813777" table:style-name="ce1">
            <text:p>28137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尊爵天際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50" table:style-name="ce4">
            <text:p>250</text:p>
          </table:table-cell>
          <table:table-cell office:value-type="float" office:value="1470" table:style-name="ce7">
            <text:p>1470</text:p>
          </table:table-cell>
          <table:table-cell office:value-type="string" table:style-name="ce4">
            <text:p><text:span text:style-name="T1">19.60%</text:span></text:p>
          </table:table-cell>
          <table:table-cell office:value-type="float" office:value="1701" table:style-name="ce4">
            <text:p>1701</text:p>
          </table:table-cell>
          <table:table-cell office:value-type="float" office:value="2500505" table:style-name="ce4">
            <text:p>2500505</text:p>
          </table:table-cell>
          <table:table-cell office:value-type="float" office:value="23244246" table:style-name="ce4">
            <text:p>23244246</text:p>
          </table:table-cell>
          <table:table-cell office:value-type="float" office:value="25833187" table:style-name="ce1">
            <text:p>258331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南⽅莊園渡假飯店</text:p>
          </table:table-cell>
          <table:table-cell office:value-type="string" table:style-name="ce4">
            <text:p>Taoyuan-Hsinchu-Miaoli</text:p>
          </table:table-cell>
          <table:table-cell office:value-type="float" office:value="111" table:style-name="ce4">
            <text:p>111</text:p>
          </table:table-cell>
          <table:table-cell office:value-type="float" office:value="1275" table:style-name="ce7">
            <text:p>1275</text:p>
          </table:table-cell>
          <table:table-cell office:value-type="string" table:style-name="ce4">
            <text:p><text:span text:style-name="T1">38.29%</text:span></text:p>
          </table:table-cell>
          <table:table-cell office:value-type="float" office:value="4348" table:style-name="ce4">
            <text:p>4348</text:p>
          </table:table-cell>
          <table:table-cell office:value-type="float" office:value="5543667" table:style-name="ce4">
            <text:p>5543667</text:p>
          </table:table-cell>
          <table:table-cell office:value-type="float" office:value="8153868" table:style-name="ce4">
            <text:p>8153868</text:p>
          </table:table-cell>
          <table:table-cell office:value-type="float" office:value="17919316" table:style-name="ce1">
            <text:p>179193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北諾富特華航桃園機場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516" table:style-name="ce4">
            <text:p>516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<text:span text:style-name="T1">0.00%</text:span></text:p>
          </table:table-cell>
          <table:table-cell office:value-type="float" office:value="0" table:style-name="ce4">
            <text:p>0</text:p>
          </table:table-cell>
          <table:table-cell office:value-type="float" office:value="7367624" table:style-name="ce4">
            <text:p>7367624</text:p>
          </table:table-cell>
          <table:table-cell office:value-type="float" office:value="4784081" table:style-name="ce4">
            <text:p>4784081</text:p>
          </table:table-cell>
          <table:table-cell office:value-type="float" office:value="13728987" table:style-name="ce1">
            <text:p>137289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桃園喜來登酒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190" table:style-name="ce4">
            <text:p>190</text:p>
          </table:table-cell>
          <table:table-cell office:value-type="float" office:value="997" table:style-name="ce7">
            <text:p>997</text:p>
          </table:table-cell>
          <table:table-cell office:value-type="string" table:style-name="ce4">
            <text:p><text:span text:style-name="T1">17.49%</text:span></text:p>
          </table:table-cell>
          <table:table-cell office:value-type="float" office:value="2010" table:style-name="ce4">
            <text:p>2010</text:p>
          </table:table-cell>
          <table:table-cell office:value-type="float" office:value="2003929" table:style-name="ce4">
            <text:p>2003929</text:p>
          </table:table-cell>
          <table:table-cell office:value-type="float" office:value="6597798" table:style-name="ce4">
            <text:p>6597798</text:p>
          </table:table-cell>
          <table:table-cell office:value-type="float" office:value="9306299" table:style-name="ce1">
            <text:p>930629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名⼈堂花園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128" table:style-name="ce4">
            <text:p>128</text:p>
          </table:table-cell>
          <table:table-cell office:value-type="float" office:value="1370" table:style-name="ce7">
            <text:p>1370</text:p>
          </table:table-cell>
          <table:table-cell office:value-type="string" table:style-name="ce4">
            <text:p><text:span text:style-name="T1">35.68%</text:span></text:p>
          </table:table-cell>
          <table:table-cell office:value-type="float" office:value="5084" table:style-name="ce4">
            <text:p>5084</text:p>
          </table:table-cell>
          <table:table-cell office:value-type="float" office:value="6965454" table:style-name="ce4">
            <text:p>6965454</text:p>
          </table:table-cell>
          <table:table-cell office:value-type="float" office:value="15299789" table:style-name="ce4">
            <text:p>15299789</text:p>
          </table:table-cell>
          <table:table-cell office:value-type="float" office:value="28626440" table:style-name="ce1">
            <text:p>286264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和逸飯店桃園青埔館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18" table:style-name="ce4">
            <text:p>218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<text:span text:style-name="T1">0.00%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ozzi</text:span><text:span text:style-name="T1"><text:s/>Blu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新⽵喜來登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386" table:style-name="ce4">
            <text:p>386</text:p>
          </table:table-cell>
          <table:table-cell office:value-type="float" office:value="5735" table:style-name="ce7">
            <text:p>5735</text:p>
          </table:table-cell>
          <table:table-cell office:value-type="string" table:style-name="ce4">
            <text:p><text:span text:style-name="T1">49.53%</text:span></text:p>
          </table:table-cell>
          <table:table-cell office:value-type="float" office:value="2427" table:style-name="ce4">
            <text:p>2427</text:p>
          </table:table-cell>
          <table:table-cell office:value-type="float" office:value="13916355" table:style-name="ce4">
            <text:p>13916355</text:p>
          </table:table-cell>
          <table:table-cell office:value-type="float" office:value="25057014" table:style-name="ce4">
            <text:p>25057014</text:p>
          </table:table-cell>
          <table:table-cell office:value-type="float" office:value="43339647" table:style-name="ce1">
            <text:p>433396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新⽵老爺⼤酒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08" table:style-name="ce4">
            <text:p>208</text:p>
          </table:table-cell>
          <table:table-cell office:value-type="float" office:value="2250" table:style-name="ce7">
            <text:p>2250</text:p>
          </table:table-cell>
          <table:table-cell office:value-type="string" table:style-name="ce4">
            <text:p><text:span text:style-name="T1">36.06%</text:span></text:p>
          </table:table-cell>
          <table:table-cell office:value-type="float" office:value="2560" table:style-name="ce4">
            <text:p>2560</text:p>
          </table:table-cell>
          <table:table-cell office:value-type="float" office:value="5759028" table:style-name="ce4">
            <text:p>5759028</text:p>
          </table:table-cell>
          <table:table-cell office:value-type="float" office:value="9266262" table:style-name="ce4">
            <text:p>9266262</text:p>
          </table:table-cell>
          <table:table-cell office:value-type="float" office:value="15882391" table:style-name="ce1">
            <text:p>1588239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新⽵國賓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57" table:style-name="ce4">
            <text:p>257</text:p>
          </table:table-cell>
          <table:table-cell office:value-type="float" office:value="2678" table:style-name="ce7">
            <text:p>2678</text:p>
          </table:table-cell>
          <table:table-cell office:value-type="string" table:style-name="ce4">
            <text:p><text:span text:style-name="T1">34.73%</text:span></text:p>
          </table:table-cell>
          <table:table-cell office:value-type="float" office:value="2516" table:style-name="ce4">
            <text:p>2516</text:p>
          </table:table-cell>
          <table:table-cell office:value-type="float" office:value="6738946" table:style-name="ce4">
            <text:p>6738946</text:p>
          </table:table-cell>
          <table:table-cell office:value-type="float" office:value="24690620" table:style-name="ce4">
            <text:p>24690620</text:p>
          </table:table-cell>
          <table:table-cell office:value-type="float" office:value="34253480" table:style-name="ce1">
            <text:p>342534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尊爵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31" table:style-name="ce4">
            <text:p>231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<text:span text:style-name="T1">0.00%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64645" table:style-name="ce4">
            <text:p>9564645</text:p>
          </table:table-cell>
          <table:table-cell office:value-type="float" office:value="10164962" table:style-name="ce1">
            <text:p>101649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古華花園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255" table:style-name="ce4">
            <text:p>255</text:p>
          </table:table-cell>
          <table:table-cell office:value-type="float" office:value="1991" table:style-name="ce7">
            <text:p>1991</text:p>
          </table:table-cell>
          <table:table-cell office:value-type="string" table:style-name="ce4">
            <text:p><text:span text:style-name="T1">26.03%</text:span></text:p>
          </table:table-cell>
          <table:table-cell office:value-type="float" office:value="3312" table:style-name="ce4">
            <text:p>3312</text:p>
          </table:table-cell>
          <table:table-cell office:value-type="float" office:value="6593564" table:style-name="ce4">
            <text:p>6593564</text:p>
          </table:table-cell>
          <table:table-cell office:value-type="float" office:value="14208503" table:style-name="ce4">
            <text:p>14208503</text:p>
          </table:table-cell>
          <table:table-cell office:value-type="float" office:value="21631307" table:style-name="ce1">
            <text:p>2163130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桃園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182" table:style-name="ce4">
            <text:p>182</text:p>
          </table:table-cell>
          <table:table-cell office:value-type="float" office:value="1117" table:style-name="ce7">
            <text:p>1117</text:p>
          </table:table-cell>
          <table:table-cell office:value-type="string" table:style-name="ce4">
            <text:p><text:span text:style-name="T1">20.46%</text:span></text:p>
          </table:table-cell>
          <table:table-cell office:value-type="float" office:value="2135" table:style-name="ce4">
            <text:p>2135</text:p>
          </table:table-cell>
          <table:table-cell office:value-type="float" office:value="2384291" table:style-name="ce4">
            <text:p>2384291</text:p>
          </table:table-cell>
          <table:table-cell office:value-type="float" office:value="4628128" table:style-name="ce4">
            <text:p>4628128</text:p>
          </table:table-cell>
          <table:table-cell office:value-type="float" office:value="7256087" table:style-name="ce1">
            <text:p>72560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林⼝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149" table:style-name="ce4">
            <text:p>149</text:p>
          </table:table-cell>
          <table:table-cell office:value-type="float" office:value="899" table:style-name="ce7">
            <text:p>899</text:p>
          </table:table-cell>
          <table:table-cell office:value-type="string" table:style-name="ce4">
            <text:p><text:span text:style-name="T1">20.11%</text:span></text:p>
          </table:table-cell>
          <table:table-cell office:value-type="float" office:value="2590" table:style-name="ce4">
            <text:p>2590</text:p>
          </table:table-cell>
          <table:table-cell office:value-type="float" office:value="2328405" table:style-name="ce4">
            <text:p>2328405</text:p>
          </table:table-cell>
          <table:table-cell office:value-type="float" office:value="964164" table:style-name="ce4">
            <text:p>964164</text:p>
          </table:table-cell>
          <table:table-cell office:value-type="float" office:value="3296121" table:style-name="ce1">
            <text:p>32961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豐⾢喜來登⼤飯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384" table:style-name="ce4">
            <text:p>384</text:p>
          </table:table-cell>
          <table:table-cell office:value-type="float" office:value="302" table:style-name="ce7">
            <text:p>302</text:p>
          </table:table-cell>
          <table:table-cell office:value-type="string" table:style-name="ce4">
            <text:p><text:span text:style-name="T1">2.62%</text:span></text:p>
          </table:table-cell>
          <table:table-cell office:value-type="float" office:value="2425" table:style-name="ce4">
            <text:p>2425</text:p>
          </table:table-cell>
          <table:table-cell office:value-type="float" office:value="732439" table:style-name="ce4">
            <text:p>732439</text:p>
          </table:table-cell>
          <table:table-cell office:value-type="float" office:value="3247793" table:style-name="ce4">
            <text:p>3247793</text:p>
          </table:table-cell>
          <table:table-cell office:value-type="float" office:value="4255972" table:style-name="ce1">
            <text:p>42559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馥藝⾦鬱⾦香酒店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191" table:style-name="ce4">
            <text:p>191</text:p>
          </table:table-cell>
          <table:table-cell office:value-type="float" office:value="2208" table:style-name="ce7">
            <text:p>2208</text:p>
          </table:table-cell>
          <table:table-cell office:value-type="string" table:style-name="ce4">
            <text:p><text:span text:style-name="T1">38.53%</text:span></text:p>
          </table:table-cell>
          <table:table-cell office:value-type="float" office:value="2306" table:style-name="ce4">
            <text:p>2306</text:p>
          </table:table-cell>
          <table:table-cell office:value-type="float" office:value="5092455" table:style-name="ce4">
            <text:p>5092455</text:p>
          </table:table-cell>
          <table:table-cell office:value-type="float" office:value="2540192" table:style-name="ce4">
            <text:p>2540192</text:p>
          </table:table-cell>
          <table:table-cell office:value-type="float" office:value="7863217" table:style-name="ce1">
            <text:p>786321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4">
            <text:p>Taoyuan-Hsinchu-Miaol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陽明⼭中國麗緻⼤飯店</text:span></text:p>
          </table:table-cell>
          <table:table-cell office:value-type="string" table:style-name="ce4">
            <text:p>Scenery</text:p>
          </table:table-cell>
          <table:table-cell office:value-type="float" office:value="47" table:style-name="ce4">
            <text:p>47</text:p>
          </table:table-cell>
          <table:table-cell office:value-type="float" office:value="516" table:style-name="ce7">
            <text:p>516</text:p>
          </table:table-cell>
          <table:table-cell office:value-type="string" table:style-name="ce4">
            <text:p><text:span text:style-name="T1">36.60%</text:span></text:p>
          </table:table-cell>
          <table:table-cell office:value-type="float" office:value="3497" table:style-name="ce4">
            <text:p>3497</text:p>
          </table:table-cell>
          <table:table-cell office:value-type="float" office:value="1804434" table:style-name="ce4">
            <text:p>1804434</text:p>
          </table:table-cell>
          <table:table-cell office:value-type="float" office:value="2106259" table:style-name="ce4">
            <text:p>2106259</text:p>
          </table:table-cell>
          <table:table-cell office:value-type="float" office:value="6245761" table:style-name="ce1">
            <text:p>62457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趣淘漫旅</text:span></text:p>
          </table:table-cell>
          <table:table-cell office:value-type="string" table:style-name="ce4">
            <text:p>Scenery</text:p>
          </table:table-cell>
          <table:table-cell office:value-type="float" office:value="198" table:style-name="ce4">
            <text:p>198</text:p>
          </table:table-cell>
          <table:table-cell office:value-type="float" office:value="3191" table:style-name="ce7">
            <text:p>3191</text:p>
          </table:table-cell>
          <table:table-cell office:value-type="string" table:style-name="ce4">
            <text:p><text:span text:style-name="T1">53.72%</text:span></text:p>
          </table:table-cell>
          <table:table-cell office:value-type="float" office:value="2795" table:style-name="ce4">
            <text:p>2795</text:p>
          </table:table-cell>
          <table:table-cell office:value-type="float" office:value="8919123" table:style-name="ce4">
            <text:p>8919123</text:p>
          </table:table-cell>
          <table:table-cell office:value-type="float" office:value="2014245" table:style-name="ce4">
            <text:p>2014245</text:p>
          </table:table-cell>
          <table:table-cell office:value-type="float" office:value="12956262" table:style-name="ce1">
            <text:p>129562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CHAM</text:span><text:span text:style-name="T1"><text:s/>CHAM</text:span><text:span text:style-name="T1"><text:s/>TAINAN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⾼雄圓⼭⼤飯店</text:span></text:p>
          </table:table-cell>
          <table:table-cell office:value-type="string" table:style-name="ce4">
            <text:p>Scenery</text:p>
          </table:table-cell>
          <table:table-cell office:value-type="float" office:value="107" table:style-name="ce4">
            <text:p>107</text:p>
          </table:table-cell>
          <table:table-cell office:value-type="float" office:value="1297" table:style-name="ce7">
            <text:p>1297</text:p>
          </table:table-cell>
          <table:table-cell office:value-type="string" table:style-name="ce4">
            <text:p><text:span text:style-name="T1">40.40%</text:span></text:p>
          </table:table-cell>
          <table:table-cell office:value-type="float" office:value="2558" table:style-name="ce4">
            <text:p>2558</text:p>
          </table:table-cell>
          <table:table-cell office:value-type="float" office:value="3317610" table:style-name="ce4">
            <text:p>3317610</text:p>
          </table:table-cell>
          <table:table-cell office:value-type="float" office:value="8320897" table:style-name="ce4">
            <text:p>8320897</text:p>
          </table:table-cell>
          <table:table-cell office:value-type="float" office:value="12736148" table:style-name="ce1">
            <text:p>127361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礁溪老爺⼤酒店</text:span></text:p>
          </table:table-cell>
          <table:table-cell office:value-type="string" table:style-name="ce4">
            <text:p>Scenery</text:p>
          </table:table-cell>
          <table:table-cell office:value-type="float" office:value="197" table:style-name="ce4">
            <text:p>197</text:p>
          </table:table-cell>
          <table:table-cell office:value-type="float" office:value="4936" table:style-name="ce7">
            <text:p>4936</text:p>
          </table:table-cell>
          <table:table-cell office:value-type="string" table:style-name="ce4">
            <text:p><text:span text:style-name="T1">83.52%</text:span></text:p>
          </table:table-cell>
          <table:table-cell office:value-type="float" office:value="6785" table:style-name="ce4">
            <text:p>6785</text:p>
          </table:table-cell>
          <table:table-cell office:value-type="float" office:value="33491788" table:style-name="ce4">
            <text:p>33491788</text:p>
          </table:table-cell>
          <table:table-cell office:value-type="float" office:value="21973183" table:style-name="ce4">
            <text:p>21973183</text:p>
          </table:table-cell>
          <table:table-cell office:value-type="float" office:value="67304940" table:style-name="ce1">
            <text:p>673049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涵碧樓⼤飯店</text:span></text:p>
          </table:table-cell>
          <table:table-cell office:value-type="string" table:style-name="ce4">
            <text:p>Scenery</text:p>
          </table:table-cell>
          <table:table-cell office:value-type="float" office:value="96" table:style-name="ce4">
            <text:p>96</text:p>
          </table:table-cell>
          <table:table-cell office:value-type="float" office:value="2260" table:style-name="ce7">
            <text:p>2260</text:p>
          </table:table-cell>
          <table:table-cell office:value-type="string" table:style-name="ce4">
            <text:p><text:span text:style-name="T1">78.47%</text:span></text:p>
          </table:table-cell>
          <table:table-cell office:value-type="float" office:value="14205" table:style-name="ce4">
            <text:p>14205</text:p>
          </table:table-cell>
          <table:table-cell office:value-type="float" office:value="32102845" table:style-name="ce4">
            <text:p>32102845</text:p>
          </table:table-cell>
          <table:table-cell office:value-type="float" office:value="7584991" table:style-name="ce4">
            <text:p>7584991</text:p>
          </table:table-cell>
          <table:table-cell office:value-type="float" office:value="44859623" table:style-name="ce1">
            <text:p>4485962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雲品溫泉酒店⽇⽉潭</text:span></text:p>
          </table:table-cell>
          <table:table-cell office:value-type="string" table:style-name="ce4">
            <text:p>Scenery</text:p>
          </table:table-cell>
          <table:table-cell office:value-type="float" office:value="211" table:style-name="ce4">
            <text:p>211</text:p>
          </table:table-cell>
          <table:table-cell office:value-type="float" office:value="4304" table:style-name="ce7">
            <text:p>4304</text:p>
          </table:table-cell>
          <table:table-cell office:value-type="string" table:style-name="ce4">
            <text:p><text:span text:style-name="T1">67.99%</text:span></text:p>
          </table:table-cell>
          <table:table-cell office:value-type="float" office:value="8753" table:style-name="ce4">
            <text:p>8753</text:p>
          </table:table-cell>
          <table:table-cell office:value-type="float" office:value="37673397" table:style-name="ce4">
            <text:p>37673397</text:p>
          </table:table-cell>
          <table:table-cell office:value-type="float" office:value="20476730" table:style-name="ce4">
            <text:p>20476730</text:p>
          </table:table-cell>
          <table:table-cell office:value-type="float" office:value="62743305" table:style-name="ce1">
            <text:p>627433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⽇⽉⾏館</text:span></text:p>
          </table:table-cell>
          <table:table-cell office:value-type="string" table:style-name="ce4">
            <text:p>Scenery</text:p>
          </table:table-cell>
          <table:table-cell office:value-type="float" office:value="92" table:style-name="ce4">
            <text:p>92</text:p>
          </table:table-cell>
          <table:table-cell office:value-type="float" office:value="888" table:style-name="ce7">
            <text:p>888</text:p>
          </table:table-cell>
          <table:table-cell office:value-type="string" table:style-name="ce4">
            <text:p><text:span text:style-name="T1">32.17%</text:span></text:p>
          </table:table-cell>
          <table:table-cell office:value-type="float" office:value="13304" table:style-name="ce4">
            <text:p>13304</text:p>
          </table:table-cell>
          <table:table-cell office:value-type="float" office:value="11813631" table:style-name="ce4">
            <text:p>11813631</text:p>
          </table:table-cell>
          <table:table-cell office:value-type="float" office:value="780877" table:style-name="ce4">
            <text:p>780877</text:p>
          </table:table-cell>
          <table:table-cell office:value-type="float" office:value="12733754" table:style-name="ce1">
            <text:p>127337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凱撒⼤飯店</text:span></text:p>
          </table:table-cell>
          <table:table-cell office:value-type="string" table:style-name="ce4">
            <text:p>Scenery</text:p>
          </table:table-cell>
          <table:table-cell office:value-type="float" office:value="281" table:style-name="ce4">
            <text:p>281</text:p>
          </table:table-cell>
          <table:table-cell office:value-type="float" office:value="8344" table:style-name="ce7">
            <text:p>8344</text:p>
          </table:table-cell>
          <table:table-cell office:value-type="string" table:style-name="ce4">
            <text:p><text:span text:style-name="T1">98.98%</text:span></text:p>
          </table:table-cell>
          <table:table-cell office:value-type="float" office:value="4675" table:style-name="ce4">
            <text:p>4675</text:p>
          </table:table-cell>
          <table:table-cell office:value-type="float" office:value="39011566" table:style-name="ce4">
            <text:p>39011566</text:p>
          </table:table-cell>
          <table:table-cell office:value-type="float" office:value="8405415" table:style-name="ce4">
            <text:p>8405415</text:p>
          </table:table-cell>
          <table:table-cell office:value-type="float" office:value="59820138" table:style-name="ce1">
            <text:p>5982013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墾丁福華渡假飯店</text:span></text:p>
          </table:table-cell>
          <table:table-cell office:value-type="string" table:style-name="ce4">
            <text:p>Scenery</text:p>
          </table:table-cell>
          <table:table-cell office:value-type="float" office:value="458" table:style-name="ce4">
            <text:p>458</text:p>
          </table:table-cell>
          <table:table-cell office:value-type="float" office:value="10418" table:style-name="ce7">
            <text:p>10418</text:p>
          </table:table-cell>
          <table:table-cell office:value-type="string" table:style-name="ce4">
            <text:p><text:span text:style-name="T1">75.82%</text:span></text:p>
          </table:table-cell>
          <table:table-cell office:value-type="float" office:value="3260" table:style-name="ce4">
            <text:p>3260</text:p>
          </table:table-cell>
          <table:table-cell office:value-type="float" office:value="33961870" table:style-name="ce4">
            <text:p>33961870</text:p>
          </table:table-cell>
          <table:table-cell office:value-type="float" office:value="8252732" table:style-name="ce4">
            <text:p>8252732</text:p>
          </table:table-cell>
          <table:table-cell office:value-type="float" office:value="44005718" table:style-name="ce1">
            <text:p>4400571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知本老爺⼤酒店</text:span></text:p>
          </table:table-cell>
          <table:table-cell office:value-type="string" table:style-name="ce4">
            <text:p>Scenery</text:p>
          </table:table-cell>
          <table:table-cell office:value-type="float" office:value="182" table:style-name="ce4">
            <text:p>182</text:p>
          </table:table-cell>
          <table:table-cell office:value-type="float" office:value="4812" table:style-name="ce7">
            <text:p>4812</text:p>
          </table:table-cell>
          <table:table-cell office:value-type="string" table:style-name="ce4">
            <text:p><text:span text:style-name="T1">88.13%</text:span></text:p>
          </table:table-cell>
          <table:table-cell office:value-type="float" office:value="4098" table:style-name="ce4">
            <text:p>4098</text:p>
          </table:table-cell>
          <table:table-cell office:value-type="float" office:value="19720208" table:style-name="ce4">
            <text:p>19720208</text:p>
          </table:table-cell>
          <table:table-cell office:value-type="float" office:value="10037586" table:style-name="ce4">
            <text:p>10037586</text:p>
          </table:table-cell>
          <table:table-cell office:value-type="float" office:value="33917033" table:style-name="ce1">
            <text:p>3391703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太魯閣晶英酒店</text:span></text:p>
          </table:table-cell>
          <table:table-cell office:value-type="string" table:style-name="ce4">
            <text:p>Scenery</text:p>
          </table:table-cell>
          <table:table-cell office:value-type="float" office:value="160" table:style-name="ce4">
            <text:p>160</text:p>
          </table:table-cell>
          <table:table-cell office:value-type="float" office:value="3412" table:style-name="ce7">
            <text:p>3412</text:p>
          </table:table-cell>
          <table:table-cell office:value-type="string" table:style-name="ce4">
            <text:p><text:span text:style-name="T1">71.08%</text:span></text:p>
          </table:table-cell>
          <table:table-cell office:value-type="float" office:value="8596" table:style-name="ce4">
            <text:p>8596</text:p>
          </table:table-cell>
          <table:table-cell office:value-type="float" office:value="29329206" table:style-name="ce4">
            <text:p>29329206</text:p>
          </table:table-cell>
          <table:table-cell office:value-type="float" office:value="9165914" table:style-name="ce4">
            <text:p>9165914</text:p>
          </table:table-cell>
          <table:table-cell office:value-type="float" office:value="43007521" table:style-name="ce1">
            <text:p>430075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福隆</text:span></text:p>
          </table:table-cell>
          <table:table-cell office:value-type="string" table:style-name="ce4">
            <text:p>Scenery</text:p>
          </table:table-cell>
          <table:table-cell office:value-type="float" office:value="174" table:style-name="ce4">
            <text:p>174</text:p>
          </table:table-cell>
          <table:table-cell office:value-type="float" office:value="2633" table:style-name="ce7">
            <text:p>2633</text:p>
          </table:table-cell>
          <table:table-cell office:value-type="string" table:style-name="ce4">
            <text:p><text:span text:style-name="T1">50.44%</text:span></text:p>
          </table:table-cell>
          <table:table-cell office:value-type="float" office:value="4254" table:style-name="ce4">
            <text:p>4254</text:p>
          </table:table-cell>
          <table:table-cell office:value-type="float" office:value="11199984" table:style-name="ce4">
            <text:p>11199984</text:p>
          </table:table-cell>
          <table:table-cell office:value-type="float" office:value="6798003" table:style-name="ce4">
            <text:p>6798003</text:p>
          </table:table-cell>
          <table:table-cell office:value-type="float" office:value="18289226" table:style-name="ce1">
            <text:p>1828922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龍⾕⼤飯店</text:span></text:p>
          </table:table-cell>
          <table:table-cell office:value-type="string" table:style-name="ce4">
            <text:p>Scenery</text:p>
          </table:table-cell>
          <table:table-cell office:value-type="float" office:value="189" table:style-name="ce4">
            <text:p>189</text:p>
          </table:table-cell>
          <table:table-cell office:value-type="float" office:value="911" table:style-name="ce7">
            <text:p>911</text:p>
          </table:table-cell>
          <table:table-cell office:value-type="string" table:style-name="ce4">
            <text:p><text:span text:style-name="T1">16.07%</text:span></text:p>
          </table:table-cell>
          <table:table-cell office:value-type="float" office:value="1669" table:style-name="ce4">
            <text:p>1669</text:p>
          </table:table-cell>
          <table:table-cell office:value-type="float" office:value="1520743" table:style-name="ce4">
            <text:p>1520743</text:p>
          </table:table-cell>
          <table:table-cell office:value-type="float" office:value="762461" table:style-name="ce4">
            <text:p>762461</text:p>
          </table:table-cell>
          <table:table-cell office:value-type="float" office:value="2505744" table:style-name="ce1">
            <text:p>25057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阿⾥⼭賓館</text:span></text:p>
          </table:table-cell>
          <table:table-cell office:value-type="string" table:style-name="ce4">
            <text:p>Scenery</text:p>
          </table:table-cell>
          <table:table-cell office:value-type="float" office:value="35" table:style-name="ce4">
            <text:p>35</text:p>
          </table:table-cell>
          <table:table-cell office:value-type="float" office:value="538" table:style-name="ce7">
            <text:p>538</text:p>
          </table:table-cell>
          <table:table-cell office:value-type="string" table:style-name="ce4">
            <text:p><text:span text:style-name="T1">51.24%</text:span></text:p>
          </table:table-cell>
          <table:table-cell office:value-type="float" office:value="4612" table:style-name="ce4">
            <text:p>4612</text:p>
          </table:table-cell>
          <table:table-cell office:value-type="float" office:value="2481376" table:style-name="ce4">
            <text:p>2481376</text:p>
          </table:table-cell>
          <table:table-cell office:value-type="float" office:value="0" table:style-name="ce4">
            <text:p>0</text:p>
          </table:table-cell>
          <table:table-cell office:value-type="float" office:value="2481376" table:style-name="ce1">
            <text:p>24813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lishan</text:span><text:span text:style-name="T1"><text:s/>House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名都觀光渡假⼤飯店</text:span></text:p>
          </table:table-cell>
          <table:table-cell office:value-type="string" table:style-name="ce4">
            <text:p>Scenery</text:p>
          </table:table-cell>
          <table:table-cell office:value-type="float" office:value="97" table:style-name="ce4">
            <text:p>97</text:p>
          </table:table-cell>
          <table:table-cell office:value-type="float" office:value="308" table:style-name="ce7">
            <text:p>308</text:p>
          </table:table-cell>
          <table:table-cell office:value-type="string" table:style-name="ce4">
            <text:p><text:span text:style-name="T1">10.58%</text:span></text:p>
          </table:table-cell>
          <table:table-cell office:value-type="float" office:value="3331" table:style-name="ce4">
            <text:p>3331</text:p>
          </table:table-cell>
          <table:table-cell office:value-type="float" office:value="1025844" table:style-name="ce4">
            <text:p>1025844</text:p>
          </table:table-cell>
          <table:table-cell office:value-type="float" office:value="755883" table:style-name="ce4">
            <text:p>755883</text:p>
          </table:table-cell>
          <table:table-cell office:value-type="float" office:value="1806395" table:style-name="ce1">
            <text:p>180639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4">
            <text:p>Scenery</text:p>
          </table:table-cell>
          <table:table-cell office:value-type="float" office:value="104" table:style-name="ce4">
            <text:p>104</text:p>
          </table:table-cell>
          <table:table-cell office:value-type="float" office:value="2753" table:style-name="ce7">
            <text:p>2753</text:p>
          </table:table-cell>
          <table:table-cell office:value-type="string" table:style-name="ce4">
            <text:p><text:span text:style-name="T1">88.24%</text:span></text:p>
          </table:table-cell>
          <table:table-cell office:value-type="float" office:value="4401" table:style-name="ce4">
            <text:p>4401</text:p>
          </table:table-cell>
          <table:table-cell office:value-type="float" office:value="12114952" table:style-name="ce4">
            <text:p>12114952</text:p>
          </table:table-cell>
          <table:table-cell office:value-type="float" office:value="7538846" table:style-name="ce4">
            <text:p>7538846</text:p>
          </table:table-cell>
          <table:table-cell office:value-type="float" office:value="20192411" table:style-name="ce1">
            <text:p>2019241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Alishan</text:span><text:span text:style-name="T1"><text:s/>House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墾丁怡灣渡假酒店</text:span></text:p>
          </table:table-cell>
          <table:table-cell office:value-type="string" table:style-name="ce4">
            <text:p>Scenery</text:p>
          </table:table-cell>
          <table:table-cell office:value-type="float" office:value="234" table:style-name="ce4">
            <text:p>234</text:p>
          </table:table-cell>
          <table:table-cell office:value-type="float" office:value="2946" table:style-name="ce7">
            <text:p>2946</text:p>
          </table:table-cell>
          <table:table-cell office:value-type="string" table:style-name="ce4">
            <text:p><text:span text:style-name="T1">41.97%</text:span></text:p>
          </table:table-cell>
          <table:table-cell office:value-type="float" office:value="2551" table:style-name="ce4">
            <text:p>2551</text:p>
          </table:table-cell>
          <table:table-cell office:value-type="float" office:value="7516550" table:style-name="ce4">
            <text:p>7516550</text:p>
          </table:table-cell>
          <table:table-cell office:value-type="float" office:value="143984" table:style-name="ce4">
            <text:p>143984</text:p>
          </table:table-cell>
          <table:table-cell office:value-type="float" office:value="8126074" table:style-name="ce1">
            <text:p>81260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4">
            <text:p>Scener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福容⼤飯店</text:span><text:span text:style-name="T2"><text:s/>淡⽔漁⼈碼頭</text:span></text:p>
          </table:table-cell>
          <table:table-cell office:value-type="string" table:style-name="ce4">
            <text:p>Others</text:p>
          </table:table-cell>
          <table:table-cell office:value-type="float" office:value="198" table:style-name="ce4">
            <text:p>198</text:p>
          </table:table-cell>
          <table:table-cell office:value-type="float" office:value="2923" table:style-name="ce7">
            <text:p>2923</text:p>
          </table:table-cell>
          <table:table-cell office:value-type="string" table:style-name="ce4">
            <text:p><text:span text:style-name="T1">49.21%</text:span></text:p>
          </table:table-cell>
          <table:table-cell office:value-type="float" office:value="3310" table:style-name="ce4">
            <text:p>3310</text:p>
          </table:table-cell>
          <table:table-cell office:value-type="float" office:value="9675417" table:style-name="ce4">
            <text:p>9675417</text:p>
          </table:table-cell>
          <table:table-cell office:value-type="float" office:value="11657245" table:style-name="ce4">
            <text:p>11657245</text:p>
          </table:table-cell>
          <table:table-cell office:value-type="float" office:value="22997983" table:style-name="ce1">
            <text:p>229979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⼤板根渡假酒店</text:p>
          </table:table-cell>
          <table:table-cell office:value-type="string" table:style-name="ce4">
            <text:p>Others</text:p>
          </table:table-cell>
          <table:table-cell office:value-type="float" office:value="95" table:style-name="ce4">
            <text:p>95</text:p>
          </table:table-cell>
          <table:table-cell office:value-type="float" office:value="2325" table:style-name="ce7">
            <text:p>2325</text:p>
          </table:table-cell>
          <table:table-cell office:value-type="string" table:style-name="ce4">
            <text:p><text:span text:style-name="T1">81.58%</text:span></text:p>
          </table:table-cell>
          <table:table-cell office:value-type="float" office:value="4655" table:style-name="ce4">
            <text:p>4655</text:p>
          </table:table-cell>
          <table:table-cell office:value-type="float" office:value="10822907" table:style-name="ce4">
            <text:p>10822907</text:p>
          </table:table-cell>
          <table:table-cell office:value-type="float" office:value="11123533" table:style-name="ce4">
            <text:p>11123533</text:p>
          </table:table-cell>
          <table:table-cell office:value-type="float" office:value="35737472" table:style-name="ce1">
            <text:p>357374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板橋凱撒⼤飯店</text:span></text:p>
          </table:table-cell>
          <table:table-cell office:value-type="string" table:style-name="ce4">
            <text:p>Others</text:p>
          </table:table-cell>
          <table:table-cell office:value-type="float" office:value="400" table:style-name="ce4">
            <text:p>400</text:p>
          </table:table-cell>
          <table:table-cell office:value-type="float" office:value="3884" table:style-name="ce7">
            <text:p>3884</text:p>
          </table:table-cell>
          <table:table-cell office:value-type="string" table:style-name="ce4">
            <text:p><text:span text:style-name="T1">32.37%</text:span></text:p>
          </table:table-cell>
          <table:table-cell office:value-type="float" office:value="2728" table:style-name="ce4">
            <text:p>2728</text:p>
          </table:table-cell>
          <table:table-cell office:value-type="float" office:value="10595533" table:style-name="ce4">
            <text:p>10595533</text:p>
          </table:table-cell>
          <table:table-cell office:value-type="float" office:value="7509750" table:style-name="ce4">
            <text:p>7509750</text:p>
          </table:table-cell>
          <table:table-cell office:value-type="float" office:value="18112689" table:style-name="ce1">
            <text:p>181126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南⼤飯店</text:span></text:p>
          </table:table-cell>
          <table:table-cell office:value-type="string" table:style-name="ce4">
            <text:p>Others</text:p>
          </table:table-cell>
          <table:table-cell office:value-type="float" office:value="152" table:style-name="ce4">
            <text:p>152</text:p>
          </table:table-cell>
          <table:table-cell office:value-type="float" office:value="2058" table:style-name="ce7">
            <text:p>2058</text:p>
          </table:table-cell>
          <table:table-cell office:value-type="string" table:style-name="ce4">
            <text:p><text:span text:style-name="T1">45.13%</text:span></text:p>
          </table:table-cell>
          <table:table-cell office:value-type="float" office:value="1948" table:style-name="ce4">
            <text:p>1948</text:p>
          </table:table-cell>
          <table:table-cell office:value-type="float" office:value="4007970" table:style-name="ce4">
            <text:p>4007970</text:p>
          </table:table-cell>
          <table:table-cell office:value-type="float" office:value="6934147" table:style-name="ce4">
            <text:p>6934147</text:p>
          </table:table-cell>
          <table:table-cell office:value-type="float" office:value="11675963" table:style-name="ce1">
            <text:p>116759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Hotel</text:span><text:span text:style-name="T1"><text:s/>Tainan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4">
            <text:p>Others</text:p>
          </table:table-cell>
          <table:table-cell office:value-type="float" office:value="197" table:style-name="ce4">
            <text:p>197</text:p>
          </table:table-cell>
          <table:table-cell office:value-type="float" office:value="3585" table:style-name="ce7">
            <text:p>3585</text:p>
          </table:table-cell>
          <table:table-cell office:value-type="string" table:style-name="ce4">
            <text:p><text:span text:style-name="T1">60.66%</text:span></text:p>
          </table:table-cell>
          <table:table-cell office:value-type="float" office:value="2462" table:style-name="ce4">
            <text:p>2462</text:p>
          </table:table-cell>
          <table:table-cell office:value-type="float" office:value="8825741" table:style-name="ce4">
            <text:p>8825741</text:p>
          </table:table-cell>
          <table:table-cell office:value-type="float" office:value="15950481" table:style-name="ce4">
            <text:p>15950481</text:p>
          </table:table-cell>
          <table:table-cell office:value-type="float" office:value="32503335" table:style-name="ce1">
            <text:p>3250333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香格⾥拉台南遠東國際⼤飯店</text:span></text:p>
          </table:table-cell>
          <table:table-cell office:value-type="string" table:style-name="ce4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5095" table:style-name="ce7">
            <text:p>5095</text:p>
          </table:table-cell>
          <table:table-cell office:value-type="string" table:style-name="ce4">
            <text:p><text:span text:style-name="T1">51.31%</text:span></text:p>
          </table:table-cell>
          <table:table-cell office:value-type="float" office:value="3494" table:style-name="ce4">
            <text:p>3494</text:p>
          </table:table-cell>
          <table:table-cell office:value-type="float" office:value="17803832" table:style-name="ce4">
            <text:p>17803832</text:p>
          </table:table-cell>
          <table:table-cell office:value-type="float" office:value="14965284" table:style-name="ce4">
            <text:p>14965284</text:p>
          </table:table-cell>
          <table:table-cell office:value-type="float" office:value="36991726" table:style-name="ce1">
            <text:p>3699172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南⼤員皇冠假⽇酒店</text:span></text:p>
          </table:table-cell>
          <table:table-cell office:value-type="string" table:style-name="ce4">
            <text:p>Others</text:p>
          </table:table-cell>
          <table:table-cell office:value-type="float" office:value="230" table:style-name="ce4">
            <text:p>230</text:p>
          </table:table-cell>
          <table:table-cell office:value-type="float" office:value="4073" table:style-name="ce7">
            <text:p>4073</text:p>
          </table:table-cell>
          <table:table-cell office:value-type="string" table:style-name="ce4">
            <text:p><text:span text:style-name="T1">59.03%</text:span></text:p>
          </table:table-cell>
          <table:table-cell office:value-type="float" office:value="3167" table:style-name="ce4">
            <text:p>3167</text:p>
          </table:table-cell>
          <table:table-cell office:value-type="float" office:value="12900724" table:style-name="ce4">
            <text:p>12900724</text:p>
          </table:table-cell>
          <table:table-cell office:value-type="float" office:value="11938408" table:style-name="ce4">
            <text:p>11938408</text:p>
          </table:table-cell>
          <table:table-cell office:value-type="float" office:value="27932589" table:style-name="ce1">
            <text:p>279325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蘭城晶英酒店</text:span></text:p>
          </table:table-cell>
          <table:table-cell office:value-type="string" table:style-name="ce4">
            <text:p>Others</text:p>
          </table:table-cell>
          <table:table-cell office:value-type="float" office:value="193" table:style-name="ce4">
            <text:p>193</text:p>
          </table:table-cell>
          <table:table-cell office:value-type="float" office:value="3801" table:style-name="ce7">
            <text:p>3801</text:p>
          </table:table-cell>
          <table:table-cell office:value-type="string" table:style-name="ce4">
            <text:p><text:span text:style-name="T1">65.65%</text:span></text:p>
          </table:table-cell>
          <table:table-cell office:value-type="float" office:value="8951" table:style-name="ce4">
            <text:p>8951</text:p>
          </table:table-cell>
          <table:table-cell office:value-type="float" office:value="34021730" table:style-name="ce4">
            <text:p>34021730</text:p>
          </table:table-cell>
          <table:table-cell office:value-type="float" office:value="43035292" table:style-name="ce4">
            <text:p>43035292</text:p>
          </table:table-cell>
          <table:table-cell office:value-type="float" office:value="86188627" table:style-name="ce1">
            <text:p>8618862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4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4199" table:style-name="ce7">
            <text:p>4199</text:p>
          </table:table-cell>
          <table:table-cell office:value-type="string" table:style-name="ce4">
            <text:p><text:span text:style-name="T1">60.59%</text:span></text:p>
          </table:table-cell>
          <table:table-cell office:value-type="float" office:value="4593" table:style-name="ce4">
            <text:p>4593</text:p>
          </table:table-cell>
          <table:table-cell office:value-type="float" office:value="19285244" table:style-name="ce4">
            <text:p>19285244</text:p>
          </table:table-cell>
          <table:table-cell office:value-type="float" office:value="14622446" table:style-name="ce4">
            <text:p>14622446</text:p>
          </table:table-cell>
          <table:table-cell office:value-type="float" office:value="39863916" table:style-name="ce1">
            <text:p>398639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綠舞國際觀光飯店</text:span></text:p>
          </table:table-cell>
          <table:table-cell office:value-type="string" table:style-name="ce4">
            <text:p>Others</text:p>
          </table:table-cell>
          <table:table-cell office:value-type="float" office:value="104" table:style-name="ce4">
            <text:p>104</text:p>
          </table:table-cell>
          <table:table-cell office:value-type="float" office:value="1603" table:style-name="ce7">
            <text:p>1603</text:p>
          </table:table-cell>
          <table:table-cell office:value-type="string" table:style-name="ce4">
            <text:p><text:span text:style-name="T1">51.38%</text:span></text:p>
          </table:table-cell>
          <table:table-cell office:value-type="float" office:value="4256" table:style-name="ce4">
            <text:p>4256</text:p>
          </table:table-cell>
          <table:table-cell office:value-type="float" office:value="6822108" table:style-name="ce4">
            <text:p>6822108</text:p>
          </table:table-cell>
          <table:table-cell office:value-type="float" office:value="3807090" table:style-name="ce4">
            <text:p>3807090</text:p>
          </table:table-cell>
          <table:table-cell office:value-type="float" office:value="13096301" table:style-name="ce1">
            <text:p>1309630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麒麟⼤飯店</text:span></text:p>
          </table:table-cell>
          <table:table-cell office:value-type="string" table:style-name="ce4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1798" table:style-name="ce7">
            <text:p>1798</text:p>
          </table:table-cell>
          <table:table-cell office:value-type="string" table:style-name="ce4">
            <text:p><text:span text:style-name="T1">35.89%</text:span></text:p>
          </table:table-cell>
          <table:table-cell office:value-type="float" office:value="2724" table:style-name="ce4">
            <text:p>2724</text:p>
          </table:table-cell>
          <table:table-cell office:value-type="float" office:value="4898347" table:style-name="ce4">
            <text:p>4898347</text:p>
          </table:table-cell>
          <table:table-cell office:value-type="float" office:value="1004303" table:style-name="ce4">
            <text:p>1004303</text:p>
          </table:table-cell>
          <table:table-cell office:value-type="float" office:value="6132785" table:style-name="ce1">
            <text:p>61327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Kilin Hotel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娜路彎⼤酒店</text:span></text:p>
          </table:table-cell>
          <table:table-cell office:value-type="string" table:style-name="ce4">
            <text:p>Others</text:p>
          </table:table-cell>
          <table:table-cell office:value-type="float" office:value="276" table:style-name="ce4">
            <text:p>276</text:p>
          </table:table-cell>
          <table:table-cell office:value-type="float" office:value="5487" table:style-name="ce7">
            <text:p>5487</text:p>
          </table:table-cell>
          <table:table-cell office:value-type="string" table:style-name="ce4">
            <text:p><text:span text:style-name="T1">66.27%</text:span></text:p>
          </table:table-cell>
          <table:table-cell office:value-type="float" office:value="3528" table:style-name="ce4">
            <text:p>3528</text:p>
          </table:table-cell>
          <table:table-cell office:value-type="float" office:value="19358136" table:style-name="ce4">
            <text:p>19358136</text:p>
          </table:table-cell>
          <table:table-cell office:value-type="float" office:value="11135647" table:style-name="ce4">
            <text:p>11135647</text:p>
          </table:table-cell>
          <table:table-cell office:value-type="float" office:value="34248729" table:style-name="ce1">
            <text:p>3424872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樂樂⽇暉溫泉酒店</text:span></text:p>
          </table:table-cell>
          <table:table-cell office:value-type="string" table:style-name="ce4">
            <text:p>Others</text:p>
          </table:table-cell>
          <table:table-cell office:value-type="float" office:value="48" table:style-name="ce4">
            <text:p>48</text:p>
          </table:table-cell>
          <table:table-cell office:value-type="float" office:value="174" table:style-name="ce7">
            <text:p>174</text:p>
          </table:table-cell>
          <table:table-cell office:value-type="string" table:style-name="ce4">
            <text:p><text:span text:style-name="T1">12.08%</text:span></text:p>
          </table:table-cell>
          <table:table-cell office:value-type="float" office:value="2303" table:style-name="ce4">
            <text:p>2303</text:p>
          </table:table-cell>
          <table:table-cell office:value-type="float" office:value="400729" table:style-name="ce4">
            <text:p>400729</text:p>
          </table:table-cell>
          <table:table-cell office:value-type="float" office:value="0" table:style-name="ce4">
            <text:p>0</text:p>
          </table:table-cell>
          <table:table-cell office:value-type="float" office:value="400729" table:style-name="ce1">
            <text:p>40072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J</text:span><text:span text:style-name="T1"><text:s/>RESORT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耐斯王⼦⼤飯店</text:span></text:p>
          </table:table-cell>
          <table:table-cell office:value-type="string" table:style-name="ce4">
            <text:p>Others</text:p>
          </table:table-cell>
          <table:table-cell office:value-type="float" office:value="245" table:style-name="ce4">
            <text:p>245</text:p>
          </table:table-cell>
          <table:table-cell office:value-type="float" office:value="2716" table:style-name="ce7">
            <text:p>2716</text:p>
          </table:table-cell>
          <table:table-cell office:value-type="string" table:style-name="ce4">
            <text:p><text:span text:style-name="T1">36.95%</text:span></text:p>
          </table:table-cell>
          <table:table-cell office:value-type="float" office:value="2231" table:style-name="ce4">
            <text:p>2231</text:p>
          </table:table-cell>
          <table:table-cell office:value-type="float" office:value="6059386" table:style-name="ce4">
            <text:p>6059386</text:p>
          </table:table-cell>
          <table:table-cell office:value-type="float" office:value="9761051" table:style-name="ce4">
            <text:p>9761051</text:p>
          </table:table-cell>
          <table:table-cell office:value-type="float" office:value="16790491" table:style-name="ce1">
            <text:p>1679049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澎湖福朋喜來登酒店</text:span></text:p>
          </table:table-cell>
          <table:table-cell office:value-type="string" table:style-name="ce4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7666" table:style-name="ce7">
            <text:p>7666</text:p>
          </table:table-cell>
          <table:table-cell office:value-type="string" table:style-name="ce4">
            <text:p><text:span text:style-name="T1">77.20%</text:span></text:p>
          </table:table-cell>
          <table:table-cell office:value-type="float" office:value="2752" table:style-name="ce4">
            <text:p>2752</text:p>
          </table:table-cell>
          <table:table-cell office:value-type="float" office:value="21100072" table:style-name="ce4">
            <text:p>21100072</text:p>
          </table:table-cell>
          <table:table-cell office:value-type="float" office:value="17738199" table:style-name="ce4">
            <text:p>17738199</text:p>
          </table:table-cell>
          <table:table-cell office:value-type="float" office:value="43087436" table:style-name="ce1">
            <text:p>4308743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瓏⼭林台北中和飯店</text:span></text:p>
          </table:table-cell>
          <table:table-cell office:value-type="string" table:style-name="ce4">
            <text:p>Others</text:p>
          </table:table-cell>
          <table:table-cell office:value-type="float" office:value="126" table:style-name="ce4">
            <text:p>126</text:p>
          </table:table-cell>
          <table:table-cell office:value-type="float" office:value="363" table:style-name="ce7">
            <text:p>363</text:p>
          </table:table-cell>
          <table:table-cell office:value-type="string" table:style-name="ce4">
            <text:p><text:span text:style-name="T1">9.60%</text:span></text:p>
          </table:table-cell>
          <table:table-cell office:value-type="float" office:value="1978" table:style-name="ce4">
            <text:p>1978</text:p>
          </table:table-cell>
          <table:table-cell office:value-type="float" office:value="717833" table:style-name="ce4">
            <text:p>717833</text:p>
          </table:table-cell>
          <table:table-cell office:value-type="float" office:value="2074918" table:style-name="ce4">
            <text:p>2074918</text:p>
          </table:table-cell>
          <table:table-cell office:value-type="float" office:value="4055531" table:style-name="ce1">
            <text:p>40555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碧特弗⼤飯店</text:span></text:p>
          </table:table-cell>
          <table:table-cell office:value-type="string" table:style-name="ce4">
            <text:p>Others</text:p>
          </table:table-cell>
          <table:table-cell office:value-type="float" office:value="54" table:style-name="ce4">
            <text:p>54</text:p>
          </table:table-cell>
          <table:table-cell office:value-type="float" office:value="118" table:style-name="ce7">
            <text:p>118</text:p>
          </table:table-cell>
          <table:table-cell office:value-type="string" table:style-name="ce4">
            <text:p><text:span text:style-name="T1">7.28%</text:span></text:p>
          </table:table-cell>
          <table:table-cell office:value-type="float" office:value="2844" table:style-name="ce4">
            <text:p>2844</text:p>
          </table:table-cell>
          <table:table-cell office:value-type="float" office:value="335585" table:style-name="ce4">
            <text:p>335585</text:p>
          </table:table-cell>
          <table:table-cell office:value-type="float" office:value="31765" table:style-name="ce4">
            <text:p>31765</text:p>
          </table:table-cell>
          <table:table-cell office:value-type="float" office:value="367350" table:style-name="ce1">
            <text:p>3673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Beautiful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美麗春天⼤飯店</text:span></text:p>
          </table:table-cell>
          <table:table-cell office:value-type="string" table:style-name="ce4">
            <text:p>Others</text:p>
          </table:table-cell>
          <table:table-cell office:value-type="float" office:value="34" table:style-name="ce4">
            <text:p>34</text:p>
          </table:table-cell>
          <table:table-cell office:value-type="float" office:value="74" table:style-name="ce7">
            <text:p>74</text:p>
          </table:table-cell>
          <table:table-cell office:value-type="string" table:style-name="ce4">
            <text:p><text:span text:style-name="T1">7.25%</text:span></text:p>
          </table:table-cell>
          <table:table-cell office:value-type="float" office:value="2875" table:style-name="ce4">
            <text:p>2875</text:p>
          </table:table-cell>
          <table:table-cell office:value-type="float" office:value="212756" table:style-name="ce4">
            <text:p>212756</text:p>
          </table:table-cell>
          <table:table-cell office:value-type="float" office:value="42109" table:style-name="ce4">
            <text:p>42109</text:p>
          </table:table-cell>
          <table:table-cell office:value-type="float" office:value="254865" table:style-name="ce1">
            <text:p>2548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Beautiful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遠百企業觀光旅館</text:span></text:p>
          </table:table-cell>
          <table:table-cell office:value-type="string" table:style-name="ce4">
            <text:p>Others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7">
            <text:p>40</text:p>
          </table:table-cell>
          <table:table-cell office:value-type="string" table:style-name="ce4">
            <text:p><text:span text:style-name="T1">3.33%</text:span></text:p>
          </table:table-cell>
          <table:table-cell office:value-type="float" office:value="1010" table:style-name="ce4">
            <text:p>1010</text:p>
          </table:table-cell>
          <table:table-cell office:value-type="float" office:value="40400" table:style-name="ce4">
            <text:p>40400</text:p>
          </table:table-cell>
          <table:table-cell office:value-type="float" office:value="0" table:style-name="ce4">
            <text:p>0</text:p>
          </table:table-cell>
          <table:table-cell office:value-type="float" office:value="40400" table:style-name="ce1">
            <text:p>404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幼獅⼤飯店</text:p>
          </table:table-cell>
          <table:table-cell office:value-type="string" table:style-name="ce4">
            <text:p>Others</text:p>
          </table:table-cell>
          <table:table-cell office:value-type="float" office:value="55" table:style-name="ce4">
            <text:p>55</text:p>
          </table:table-cell>
          <table:table-cell office:value-type="float" office:value="493" table:style-name="ce7">
            <text:p>493</text:p>
          </table:table-cell>
          <table:table-cell office:value-type="string" table:style-name="ce4">
            <text:p><text:span text:style-name="T1">29.88%</text:span></text:p>
          </table:table-cell>
          <table:table-cell office:value-type="float" office:value="1602" table:style-name="ce4">
            <text:p>1602</text:p>
          </table:table-cell>
          <table:table-cell office:value-type="float" office:value="789600" table:style-name="ce4">
            <text:p>789600</text:p>
          </table:table-cell>
          <table:table-cell office:value-type="float" office:value="0" table:style-name="ce4">
            <text:p>0</text:p>
          </table:table-cell>
          <table:table-cell office:value-type="float" office:value="826500" table:style-name="ce1">
            <text:p>8265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Lion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⼭泉⼤飯店</text:span></text:p>
          </table:table-cell>
          <table:table-cell office:value-type="string" table:style-name="ce4">
            <text:p>Others</text:p>
          </table:table-cell>
          <table:table-cell office:value-type="float" office:value="146" table:style-name="ce4">
            <text:p>146</text:p>
          </table:table-cell>
          <table:table-cell office:value-type="float" office:value="3117" table:style-name="ce7">
            <text:p>3117</text:p>
          </table:table-cell>
          <table:table-cell office:value-type="string" table:style-name="ce4">
            <text:p><text:span text:style-name="T1">71.16%</text:span></text:p>
          </table:table-cell>
          <table:table-cell office:value-type="float" office:value="1428" table:style-name="ce4">
            <text:p>1428</text:p>
          </table:table-cell>
          <table:table-cell office:value-type="float" office:value="4452580" table:style-name="ce4">
            <text:p>4452580</text:p>
          </table:table-cell>
          <table:table-cell office:value-type="float" office:value="996389" table:style-name="ce4">
            <text:p>996389</text:p>
          </table:table-cell>
          <table:table-cell office:value-type="float" office:value="5735757" table:style-name="ce1">
            <text:p>57357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悅川酒店</text:span></text:p>
          </table:table-cell>
          <table:table-cell office:value-type="string" table:style-name="ce4">
            <text:p>Others</text:p>
          </table:table-cell>
          <table:table-cell office:value-type="float" office:value="103" table:style-name="ce4">
            <text:p>103</text:p>
          </table:table-cell>
          <table:table-cell office:value-type="float" office:value="2273" table:style-name="ce7">
            <text:p>2273</text:p>
          </table:table-cell>
          <table:table-cell office:value-type="string" table:style-name="ce4">
            <text:p><text:span text:style-name="T1">73.56%</text:span></text:p>
          </table:table-cell>
          <table:table-cell office:value-type="float" office:value="3119" table:style-name="ce4">
            <text:p>3119</text:p>
          </table:table-cell>
          <table:table-cell office:value-type="float" office:value="7089142" table:style-name="ce4">
            <text:p>7089142</text:p>
          </table:table-cell>
          <table:table-cell office:value-type="float" office:value="6282152" table:style-name="ce4">
            <text:p>6282152</text:p>
          </table:table-cell>
          <table:table-cell office:value-type="float" office:value="13371294" table:style-name="ce1">
            <text:p>133712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The</text:span><text:span text:style-name="T1"><text:s/>Walden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台東桂⽥喜來登酒店</text:span></text:p>
          </table:table-cell>
          <table:table-cell office:value-type="string" table:style-name="ce4">
            <text:p>Others</text:p>
          </table:table-cell>
          <table:table-cell office:value-type="float" office:value="278" table:style-name="ce4">
            <text:p>278</text:p>
          </table:table-cell>
          <table:table-cell office:value-type="float" office:value="4919" table:style-name="ce7">
            <text:p>4919</text:p>
          </table:table-cell>
          <table:table-cell office:value-type="string" table:style-name="ce4">
            <text:p><text:span text:style-name="T1">58.98%</text:span></text:p>
          </table:table-cell>
          <table:table-cell office:value-type="float" office:value="2872" table:style-name="ce4">
            <text:p>2872</text:p>
          </table:table-cell>
          <table:table-cell office:value-type="float" office:value="14129274" table:style-name="ce4">
            <text:p>14129274</text:p>
          </table:table-cell>
          <table:table-cell office:value-type="float" office:value="11694762" table:style-name="ce4">
            <text:p>11694762</text:p>
          </table:table-cell>
          <table:table-cell office:value-type="float" office:value="27982495" table:style-name="ce1">
            <text:p>2798249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4">
            <text:p>Others</text:p>
          </table:table-cell>
          <table:table-cell office:value-type="float" office:value="140" table:style-name="ce4">
            <text:p>140</text:p>
          </table:table-cell>
          <table:table-cell office:value-type="float" office:value="2241" table:style-name="ce7">
            <text:p>2241</text:p>
          </table:table-cell>
          <table:table-cell office:value-type="string" table:style-name="ce4">
            <text:p><text:span text:style-name="T1">53.36%</text:span></text:p>
          </table:table-cell>
          <table:table-cell office:value-type="float" office:value="2594" table:style-name="ce4">
            <text:p>2594</text:p>
          </table:table-cell>
          <table:table-cell office:value-type="float" office:value="5814092" table:style-name="ce4">
            <text:p>5814092</text:p>
          </table:table-cell>
          <table:table-cell office:value-type="float" office:value="3500771" table:style-name="ce4">
            <text:p>3500771</text:p>
          </table:table-cell>
          <table:table-cell office:value-type="float" office:value="11010222" table:style-name="ce1">
            <text:p>1101022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鈺通⼤飯店</text:span></text:p>
          </table:table-cell>
          <table:table-cell office:value-type="string" table:style-name="ce4">
            <text:p>Others</text:p>
          </table:table-cell>
          <table:table-cell office:value-type="float" office:value="120" table:style-name="ce4">
            <text:p>120</text:p>
          </table:table-cell>
          <table:table-cell office:value-type="float" office:value="702" table:style-name="ce7">
            <text:p>702</text:p>
          </table:table-cell>
          <table:table-cell office:value-type="string" table:style-name="ce4">
            <text:p><text:span text:style-name="T1">19.50%</text:span></text:p>
          </table:table-cell>
          <table:table-cell office:value-type="float" office:value="1880" table:style-name="ce4">
            <text:p>1880</text:p>
          </table:table-cell>
          <table:table-cell office:value-type="float" office:value="1319990" table:style-name="ce4">
            <text:p>1319990</text:p>
          </table:table-cell>
          <table:table-cell office:value-type="float" office:value="2684711" table:style-name="ce4">
            <text:p>2684711</text:p>
          </table:table-cell>
          <table:table-cell office:value-type="float" office:value="4022584" table:style-name="ce1">
            <text:p>402258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Yuh-Tong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寶華⼤飯店</text:span></text:p>
          </table:table-cell>
          <table:table-cell office:value-type="string" table:style-name="ce4">
            <text:p>Others</text:p>
          </table:table-cell>
          <table:table-cell office:value-type="float" office:value="78" table:style-name="ce4">
            <text:p>78</text:p>
          </table:table-cell>
          <table:table-cell office:value-type="float" office:value="795" table:style-name="ce7">
            <text:p>795</text:p>
          </table:table-cell>
          <table:table-cell office:value-type="string" table:style-name="ce4">
            <text:p><text:span text:style-name="T1">33.97%</text:span></text:p>
          </table:table-cell>
          <table:table-cell office:value-type="float" office:value="1590" table:style-name="ce4">
            <text:p>1590</text:p>
          </table:table-cell>
          <table:table-cell office:value-type="float" office:value="1264446" table:style-name="ce4">
            <text:p>1264446</text:p>
          </table:table-cell>
          <table:table-cell office:value-type="float" office:value="6360" table:style-name="ce4">
            <text:p>6360</text:p>
          </table:table-cell>
          <table:table-cell office:value-type="float" office:value="1272806" table:style-name="ce1">
            <text:p>127280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Bowa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陸島酒店</text:span></text:p>
          </table:table-cell>
          <table:table-cell office:value-type="string" table:style-name="ce4">
            <text:p>Others</text:p>
          </table:table-cell>
          <table:table-cell office:value-type="float" office:value="47" table:style-name="ce4">
            <text:p>47</text:p>
          </table:table-cell>
          <table:table-cell office:value-type="float" office:value="544" table:style-name="ce7">
            <text:p>544</text:p>
          </table:table-cell>
          <table:table-cell office:value-type="string" table:style-name="ce4">
            <text:p><text:span text:style-name="T1">38.58%</text:span></text:p>
          </table:table-cell>
          <table:table-cell office:value-type="float" office:value="1009" table:style-name="ce4">
            <text:p>1009</text:p>
          </table:table-cell>
          <table:table-cell office:value-type="float" office:value="548975" table:style-name="ce4">
            <text:p>548975</text:p>
          </table:table-cell>
          <table:table-cell office:value-type="float" office:value="84400" table:style-name="ce4">
            <text:p>84400</text:p>
          </table:table-cell>
          <table:table-cell office:value-type="float" office:value="634625" table:style-name="ce1">
            <text:p>63462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1">LUDAO</text:span><text:span text:style-name="T1"><text:s/>HOTEL</text:span></text:p>
          </table:table-cell>
          <table:table-cell office:value-type="string" table:style-name="ce4">
            <text:p>Other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1T22:45:50Z</dc:date>
  </office:meta>
</office:document-meta>
</file>